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AU" officeooo:rsid="0004ccd6" officeooo:paragraph-rsid="0004ccd6"/>
    </style:style>
    <style:style style:name="P2" style:family="paragraph" style:parent-style-name="Standard">
      <style:text-properties fo:language="en" fo:country="AU" officeooo:rsid="0004ccd6" officeooo:paragraph-rsid="00a95bc5"/>
    </style:style>
    <style:style style:name="P3" style:family="paragraph" style:parent-style-name="Standard">
      <style:text-properties fo:language="en" fo:country="AU" officeooo:paragraph-rsid="008ae153"/>
    </style:style>
    <style:style style:name="P4" style:family="paragraph" style:parent-style-name="Standard">
      <style:text-properties fo:language="en" fo:country="AU" officeooo:rsid="00a95bc5" officeooo:paragraph-rsid="00a95bc5"/>
    </style:style>
    <style:style style:name="P5" style:family="paragraph" style:parent-style-name="Standard">
      <style:text-properties officeooo:rsid="00913929" officeooo:paragraph-rsid="00913929"/>
    </style:style>
    <style:style style:name="P6" style:family="paragraph" style:parent-style-name="Standard">
      <style:text-properties officeooo:rsid="00b93b96" officeooo:paragraph-rsid="00b93b96"/>
    </style:style>
    <style:style style:name="P7" style:family="paragraph" style:parent-style-name="Standard">
      <style:text-properties officeooo:rsid="00b942b8" officeooo:paragraph-rsid="00b942b8"/>
    </style:style>
    <style:style style:name="P8" style:family="paragraph" style:parent-style-name="Standard">
      <style:text-properties officeooo:paragraph-rsid="00ba53ab"/>
    </style:style>
    <style:style style:name="P9" style:family="paragraph" style:parent-style-name="Standard">
      <style:text-properties officeooo:rsid="00bb5e86" officeooo:paragraph-rsid="00bb5e86"/>
    </style:style>
    <style:style style:name="P10" style:family="paragraph" style:parent-style-name="Standard">
      <style:text-properties officeooo:paragraph-rsid="00bb5e86"/>
    </style:style>
    <style:style style:name="P11" style:family="paragraph" style:parent-style-name="Standard">
      <style:text-properties officeooo:paragraph-rsid="00bbc6f5"/>
    </style:style>
    <style:style style:name="P12" style:family="paragraph" style:parent-style-name="Standard">
      <style:text-properties officeooo:paragraph-rsid="00bc9a67"/>
    </style:style>
    <style:style style:name="P13" style:family="paragraph" style:parent-style-name="Standard">
      <style:text-properties officeooo:rsid="00c88a9c" officeooo:paragraph-rsid="00c88a9c"/>
    </style:style>
    <style:style style:name="P14" style:family="paragraph" style:parent-style-name="Standard">
      <style:text-properties officeooo:paragraph-rsid="00c88a9c"/>
    </style:style>
    <style:style style:name="P15" style:family="paragraph" style:parent-style-name="Standard">
      <style:text-properties officeooo:paragraph-rsid="00d1465f"/>
    </style:style>
    <style:style style:name="P16" style:family="paragraph" style:parent-style-name="Standard">
      <style:text-properties officeooo:paragraph-rsid="00cf15de"/>
    </style:style>
    <style:style style:name="P17" style:family="paragraph" style:parent-style-name="Standard">
      <style:text-properties officeooo:rsid="00d9d53a" officeooo:paragraph-rsid="00d9d53a"/>
    </style:style>
    <style:style style:name="P18" style:family="paragraph" style:parent-style-name="Standard">
      <style:text-properties officeooo:paragraph-rsid="00dab222"/>
    </style:style>
    <style:style style:name="P19" style:family="paragraph" style:parent-style-name="Standard">
      <style:text-properties officeooo:rsid="00dbdaef" officeooo:paragraph-rsid="00dbdaef"/>
    </style:style>
    <style:style style:name="P20" style:family="paragraph" style:parent-style-name="Standard">
      <style:text-properties officeooo:paragraph-rsid="00e64835"/>
    </style:style>
    <style:style style:name="P21" style:family="paragraph" style:parent-style-name="Standard">
      <style:text-properties officeooo:rsid="00ece4d6" officeooo:paragraph-rsid="00ece4d6"/>
    </style:style>
    <style:style style:name="P22" style:family="paragraph" style:parent-style-name="Standard">
      <style:text-properties officeooo:paragraph-rsid="00eea8c1"/>
    </style:style>
    <style:style style:name="P23" style:family="paragraph" style:parent-style-name="Standard">
      <style:text-properties officeooo:paragraph-rsid="00f077dc"/>
    </style:style>
    <style:style style:name="P24" style:family="paragraph" style:parent-style-name="Standard">
      <style:text-properties officeooo:paragraph-rsid="00f800ee"/>
    </style:style>
    <style:style style:name="P25" style:family="paragraph" style:parent-style-name="Standard">
      <style:text-properties officeooo:rsid="00f81696" officeooo:paragraph-rsid="00f81696"/>
    </style:style>
    <style:style style:name="P26" style:family="paragraph" style:parent-style-name="Standard">
      <style:text-properties officeooo:rsid="00faf035" officeooo:paragraph-rsid="00faf035"/>
    </style:style>
    <style:style style:name="P27" style:family="paragraph" style:parent-style-name="Standard">
      <style:text-properties officeooo:paragraph-rsid="010057b5"/>
    </style:style>
    <style:style style:name="P28" style:family="paragraph" style:parent-style-name="Standard">
      <style:text-properties officeooo:rsid="01047605" officeooo:paragraph-rsid="01047605"/>
    </style:style>
    <style:style style:name="P29" style:family="paragraph" style:parent-style-name="Standard">
      <style:text-properties officeooo:rsid="010612da" officeooo:paragraph-rsid="010612da"/>
    </style:style>
    <style:style style:name="P30" style:family="paragraph" style:parent-style-name="Standard">
      <style:text-properties officeooo:rsid="010791b7" officeooo:paragraph-rsid="010791b7"/>
    </style:style>
    <style:style style:name="P31" style:family="paragraph" style:parent-style-name="Standard">
      <style:text-properties officeooo:paragraph-rsid="010ac23c"/>
    </style:style>
    <style:style style:name="P32" style:family="paragraph" style:parent-style-name="Standard">
      <style:text-properties officeooo:rsid="010af5a3" officeooo:paragraph-rsid="010af5a3"/>
    </style:style>
    <style:style style:name="P33" style:family="paragraph" style:parent-style-name="Standard">
      <style:text-properties officeooo:rsid="010ec178" officeooo:paragraph-rsid="010ec178"/>
    </style:style>
    <style:style style:name="P34" style:family="paragraph" style:parent-style-name="Standard">
      <style:text-properties officeooo:paragraph-rsid="011748fe"/>
    </style:style>
    <style:style style:name="P35" style:family="paragraph" style:parent-style-name="Standard">
      <style:text-properties officeooo:paragraph-rsid="011dce24"/>
    </style:style>
    <style:style style:name="P36" style:family="paragraph" style:parent-style-name="Standard">
      <style:text-properties officeooo:rsid="011f4f2d" officeooo:paragraph-rsid="011f4f2d"/>
    </style:style>
    <style:style style:name="P37" style:family="paragraph" style:parent-style-name="Standard">
      <style:text-properties officeooo:paragraph-rsid="011f5923"/>
    </style:style>
    <style:style style:name="P38" style:family="paragraph" style:parent-style-name="Standard">
      <style:text-properties officeooo:rsid="012afcfa" officeooo:paragraph-rsid="012afcfa"/>
    </style:style>
    <style:style style:name="P39" style:family="paragraph" style:parent-style-name="Standard">
      <style:text-properties officeooo:rsid="013688e8" officeooo:paragraph-rsid="013688e8"/>
    </style:style>
    <style:style style:name="P40" style:family="paragraph" style:parent-style-name="Standard">
      <style:text-properties officeooo:paragraph-rsid="0141f3b4"/>
    </style:style>
    <style:style style:name="P41" style:family="paragraph" style:parent-style-name="Standard">
      <style:text-properties officeooo:rsid="0148c89b" officeooo:paragraph-rsid="0148c89b"/>
    </style:style>
    <style:style style:name="P42" style:family="paragraph" style:parent-style-name="Standard">
      <style:text-properties officeooo:paragraph-rsid="0149d159"/>
    </style:style>
    <style:style style:name="P43" style:family="paragraph" style:parent-style-name="Standard">
      <style:text-properties officeooo:rsid="0152835a" officeooo:paragraph-rsid="0152835a"/>
    </style:style>
    <style:style style:name="P44" style:family="paragraph" style:parent-style-name="Standard">
      <style:text-properties officeooo:rsid="0152835a" officeooo:paragraph-rsid="01627b12"/>
    </style:style>
    <style:style style:name="P45" style:family="paragraph" style:parent-style-name="Standard">
      <style:text-properties officeooo:paragraph-rsid="0152835a"/>
    </style:style>
    <style:style style:name="P46" style:family="paragraph" style:parent-style-name="Standard">
      <style:text-properties officeooo:rsid="0155cd6b" officeooo:paragraph-rsid="0155cd6b"/>
    </style:style>
    <style:style style:name="P47" style:family="paragraph" style:parent-style-name="Standard">
      <style:text-properties officeooo:rsid="0158acb6" officeooo:paragraph-rsid="0158acb6"/>
    </style:style>
    <style:style style:name="P48" style:family="paragraph" style:parent-style-name="Standard">
      <style:text-properties officeooo:paragraph-rsid="0158acb6"/>
    </style:style>
    <style:style style:name="P49" style:family="paragraph" style:parent-style-name="Standard">
      <style:text-properties officeooo:rsid="0160879b" officeooo:paragraph-rsid="0160879b"/>
    </style:style>
    <style:style style:name="P50" style:family="paragraph" style:parent-style-name="Standard">
      <style:text-properties officeooo:paragraph-rsid="01640284"/>
    </style:style>
    <style:style style:name="P51" style:family="paragraph" style:parent-style-name="Standard">
      <style:text-properties officeooo:rsid="0165c43d" officeooo:paragraph-rsid="0165c43d"/>
    </style:style>
    <style:style style:name="P52" style:family="paragraph" style:parent-style-name="Standard">
      <style:text-properties officeooo:rsid="0168fa66" officeooo:paragraph-rsid="0168fa66"/>
    </style:style>
    <style:style style:name="P53" style:family="paragraph" style:parent-style-name="Standard">
      <style:text-properties officeooo:paragraph-rsid="017547b9"/>
    </style:style>
    <style:style style:name="P54" style:family="paragraph" style:parent-style-name="Standard">
      <style:text-properties officeooo:rsid="0181730d" officeooo:paragraph-rsid="0181730d"/>
    </style:style>
    <style:style style:name="P55" style:family="paragraph" style:parent-style-name="Standard">
      <style:text-properties officeooo:rsid="01742c95" fo:background-color="transparent"/>
    </style:style>
    <style:style style:name="P56" style:family="paragraph" style:parent-style-name="Standard">
      <style:text-properties officeooo:paragraph-rsid="01981a9b"/>
    </style:style>
    <style:style style:name="P57" style:family="paragraph" style:parent-style-name="Standard">
      <style:text-properties officeooo:paragraph-rsid="0198a93d"/>
    </style:style>
    <style:style style:name="P58" style:family="paragraph" style:parent-style-name="Standard">
      <style:text-properties officeooo:rsid="01a12213" officeooo:paragraph-rsid="01a12213"/>
    </style:style>
    <style:style style:name="P59" style:family="paragraph" style:parent-style-name="Standard">
      <style:text-properties officeooo:paragraph-rsid="01a12213"/>
    </style:style>
    <style:style style:name="P60" style:family="paragraph" style:parent-style-name="Standard">
      <style:text-properties officeooo:rsid="01a4ed98" officeooo:paragraph-rsid="01a4ed98"/>
    </style:style>
    <style:style style:name="P61" style:family="paragraph" style:parent-style-name="Standard">
      <style:text-properties officeooo:paragraph-rsid="01a4ed98"/>
    </style:style>
    <style:style style:name="P62" style:family="paragraph" style:parent-style-name="Standard">
      <style:text-properties officeooo:paragraph-rsid="01a563ae"/>
    </style:style>
    <style:style style:name="P63" style:family="paragraph" style:parent-style-name="Standard">
      <style:text-properties officeooo:rsid="01b3659b" officeooo:paragraph-rsid="01b3659b"/>
    </style:style>
    <style:style style:name="P64" style:family="paragraph" style:parent-style-name="Standard">
      <style:text-properties officeooo:rsid="01b54c83" officeooo:paragraph-rsid="01b54c83"/>
    </style:style>
    <style:style style:name="P65" style:family="paragraph" style:parent-style-name="Standard">
      <style:text-properties officeooo:rsid="01b89998" officeooo:paragraph-rsid="01b89998"/>
    </style:style>
    <style:style style:name="P66" style:family="paragraph" style:parent-style-name="Standard">
      <style:text-properties officeooo:paragraph-rsid="01bedc14"/>
    </style:style>
    <style:style style:name="P67" style:family="paragraph" style:parent-style-name="Standard">
      <style:text-properties officeooo:paragraph-rsid="01c0c27e"/>
    </style:style>
    <style:style style:name="P68" style:family="paragraph" style:parent-style-name="Standard">
      <style:text-properties officeooo:rsid="01c4acd5" officeooo:paragraph-rsid="01c4acd5"/>
    </style:style>
    <style:style style:name="P69" style:family="paragraph" style:parent-style-name="Text_20_body">
      <style:text-properties officeooo:rsid="00913929" officeooo:paragraph-rsid="00913929"/>
    </style:style>
    <style:style style:name="P70" style:family="paragraph" style:parent-style-name="Thought">
      <style:text-properties officeooo:paragraph-rsid="00aa4871"/>
    </style:style>
    <style:style style:name="P71" style:family="paragraph" style:parent-style-name="Thought">
      <style:text-properties officeooo:rsid="00aa4871" officeooo:paragraph-rsid="00aa4871"/>
    </style:style>
    <style:style style:name="P72" style:family="paragraph" style:parent-style-name="Thought">
      <style:text-properties officeooo:paragraph-rsid="00df4e8f"/>
    </style:style>
    <style:style style:name="P73" style:family="paragraph" style:parent-style-name="Thought">
      <style:text-properties officeooo:paragraph-rsid="014f9968"/>
    </style:style>
    <style:style style:name="P74" style:family="paragraph" style:parent-style-name="Thought">
      <style:text-properties officeooo:paragraph-rsid="0168ede6"/>
    </style:style>
    <style:style style:name="P75" style:family="paragraph" style:parent-style-name="Thought">
      <style:text-properties officeooo:paragraph-rsid="016d7344"/>
    </style:style>
    <style:style style:name="P76" style:family="paragraph" style:parent-style-name="Thought">
      <style:text-properties officeooo:paragraph-rsid="017547b9"/>
    </style:style>
    <style:style style:name="P77" style:family="paragraph" style:parent-style-name="Thought">
      <style:text-properties officeooo:rsid="01abddda" officeooo:paragraph-rsid="01abddda"/>
    </style:style>
    <style:style style:name="P78" style:family="paragraph" style:parent-style-name="Thought">
      <style:text-properties officeooo:paragraph-rsid="01b89998"/>
    </style:style>
    <style:style style:name="P79" style:family="paragraph" style:parent-style-name="Timekeeping">
      <style:text-properties officeooo:paragraph-rsid="00b71922"/>
    </style:style>
    <style:style style:name="P80" style:family="paragraph" style:parent-style-name="Timekeeping">
      <style:text-properties officeooo:paragraph-rsid="00c13144"/>
    </style:style>
    <style:style style:name="P81" style:family="paragraph" style:parent-style-name="Timekeeping">
      <style:text-properties officeooo:paragraph-rsid="00c32f96"/>
    </style:style>
    <style:style style:name="P82" style:family="paragraph" style:parent-style-name="Timekeeping">
      <style:text-properties officeooo:paragraph-rsid="00c4c7c7"/>
    </style:style>
    <style:style style:name="P83" style:family="paragraph" style:parent-style-name="Timekeeping">
      <style:text-properties officeooo:paragraph-rsid="00cf15de"/>
    </style:style>
    <style:style style:name="P84" style:family="paragraph" style:parent-style-name="Timekeeping">
      <style:text-properties officeooo:paragraph-rsid="00f4f326"/>
    </style:style>
    <style:style style:name="P85" style:family="paragraph" style:parent-style-name="Timekeeping">
      <style:text-properties officeooo:paragraph-rsid="011f0e78"/>
    </style:style>
    <style:style style:name="P86" style:family="paragraph" style:parent-style-name="Timekeeping">
      <style:text-properties officeooo:paragraph-rsid="014dce38"/>
    </style:style>
    <style:style style:name="P87" style:family="paragraph" style:parent-style-name="Timekeeping">
      <style:text-properties officeooo:rsid="0152835a" officeooo:paragraph-rsid="015791c3"/>
    </style:style>
    <style:style style:name="P88" style:family="paragraph" style:parent-style-name="Timekeeping">
      <style:text-properties officeooo:rsid="0152835a" officeooo:paragraph-rsid="01627b12"/>
    </style:style>
    <style:style style:name="P89" style:family="paragraph" style:parent-style-name="Timekeeping">
      <style:text-properties officeooo:rsid="0152835a" officeooo:paragraph-rsid="0169f31a"/>
    </style:style>
    <style:style style:name="P90" style:family="paragraph" style:parent-style-name="Timekeeping">
      <style:text-properties officeooo:rsid="0152835a" officeooo:paragraph-rsid="017547b9"/>
    </style:style>
    <style:style style:name="P91" style:family="paragraph" style:parent-style-name="Timekeeping">
      <style:text-properties officeooo:rsid="0152835a" officeooo:paragraph-rsid="0181a157"/>
    </style:style>
    <style:style style:name="P92" style:family="paragraph" style:parent-style-name="Timekeeping">
      <style:text-properties officeooo:rsid="0152835a" officeooo:paragraph-rsid="01b99832"/>
    </style:style>
    <style:style style:name="P93" style:family="paragraph" style:parent-style-name="Timekeeping">
      <style:text-properties officeooo:rsid="0152835a" officeooo:paragraph-rsid="01c4acd5"/>
    </style:style>
    <style:style style:name="P94" style:family="paragraph" style:parent-style-name="Timekeeping">
      <style:text-properties officeooo:paragraph-rsid="01640284"/>
    </style:style>
    <style:style style:name="P95" style:family="paragraph" style:parent-style-name="Timekeeping">
      <style:text-properties officeooo:paragraph-rsid="016f77ce"/>
    </style:style>
    <style:style style:name="P96" style:family="paragraph" style:parent-style-name="Decision">
      <style:text-properties officeooo:rsid="00b942b8" officeooo:paragraph-rsid="00c44f49"/>
    </style:style>
    <style:style style:name="P97" style:family="paragraph" style:parent-style-name="Decision">
      <style:text-properties officeooo:paragraph-rsid="00cfdca9"/>
    </style:style>
    <style:style style:name="P98" style:family="paragraph" style:parent-style-name="Decision">
      <style:text-properties officeooo:paragraph-rsid="017ccde2"/>
    </style:style>
    <style:style style:name="P99" style:family="paragraph" style:parent-style-name="Decision">
      <style:text-properties officeooo:paragraph-rsid="01c28d10"/>
    </style:style>
    <style:style style:name="P100" style:family="paragraph" style:parent-style-name="Decision">
      <style:text-properties officeooo:paragraph-rsid="01c5306c"/>
    </style:style>
    <style:style style:name="P101" style:family="paragraph" style:parent-style-name="Heading_20_1">
      <style:text-properties officeooo:rsid="00913929" officeooo:paragraph-rsid="00913929"/>
    </style:style>
    <style:style style:name="P102" style:family="paragraph" style:parent-style-name="Heading_20_1">
      <style:text-properties fo:language="en" fo:country="AU" officeooo:paragraph-rsid="008ae153"/>
    </style:style>
    <style:style style:name="P103" style:family="paragraph" style:parent-style-name="Heading_20_2">
      <style:text-properties officeooo:paragraph-rsid="00c4b403"/>
    </style:style>
    <style:style style:name="P104" style:family="paragraph" style:parent-style-name="Heading_20_2">
      <style:text-properties style:font-name="Liberation Sans" fo:font-size="16.1000003814697pt" fo:font-weight="bold" officeooo:rsid="01df0c69" officeooo:paragraph-rsid="01df0c69" style:font-name-asian="Noto Sans CJK SC" style:font-size-asian="16.1000003814697pt" style:font-weight-asian="bold" style:font-name-complex="Lohit Devanagari" style:font-size-complex="16.1000003814697pt" style:font-weight-complex="bold"/>
    </style:style>
    <style:style style:name="P105" style:family="paragraph" style:parent-style-name="Standard">
      <style:text-properties officeooo:paragraph-rsid="01c5306c"/>
    </style:style>
    <style:style style:name="P106" style:family="paragraph" style:parent-style-name="Standard">
      <style:text-properties officeooo:rsid="01c87f22" officeooo:paragraph-rsid="01c87f22"/>
    </style:style>
    <style:style style:name="P107" style:family="paragraph" style:parent-style-name="Standard">
      <style:text-properties officeooo:paragraph-rsid="01c87f22"/>
    </style:style>
    <style:style style:name="P108" style:family="paragraph" style:parent-style-name="Standard">
      <style:text-properties officeooo:paragraph-rsid="01cd69c1"/>
    </style:style>
    <style:style style:name="P109" style:family="paragraph" style:parent-style-name="Standard">
      <style:text-properties officeooo:rsid="01cf18d7" officeooo:paragraph-rsid="01cf18d7"/>
    </style:style>
    <style:style style:name="P110" style:family="paragraph" style:parent-style-name="Standard">
      <style:text-properties officeooo:rsid="01d94b7a" officeooo:paragraph-rsid="01d94b7a"/>
    </style:style>
    <style:style style:name="P111" style:family="paragraph" style:parent-style-name="Standard">
      <style:text-properties officeooo:rsid="01da05f2" officeooo:paragraph-rsid="01da05f2"/>
    </style:style>
    <style:style style:name="P112" style:family="paragraph" style:parent-style-name="Standard">
      <style:text-properties officeooo:paragraph-rsid="01da05f2"/>
    </style:style>
    <style:style style:name="P113" style:family="paragraph" style:parent-style-name="Standard">
      <style:text-properties officeooo:rsid="01dae822" officeooo:paragraph-rsid="01dae822"/>
    </style:style>
    <style:style style:name="P114" style:family="paragraph" style:parent-style-name="Standard">
      <style:text-properties officeooo:rsid="01dae822" officeooo:paragraph-rsid="01e665ed"/>
    </style:style>
    <style:style style:name="P115" style:family="paragraph" style:parent-style-name="Standard">
      <style:text-properties officeooo:rsid="01f382e4" officeooo:paragraph-rsid="01f382e4"/>
    </style:style>
    <style:style style:name="P116" style:family="paragraph" style:parent-style-name="Standard">
      <style:text-properties officeooo:paragraph-rsid="01f382e4"/>
    </style:style>
    <style:style style:name="P117" style:family="paragraph" style:parent-style-name="Standard">
      <style:text-properties officeooo:rsid="01f4798d" officeooo:paragraph-rsid="01f4798d"/>
    </style:style>
    <style:style style:name="P118" style:family="paragraph" style:parent-style-name="Standard">
      <style:text-properties officeooo:rsid="0201d39a" officeooo:paragraph-rsid="0201d39a"/>
    </style:style>
    <style:style style:name="P119" style:family="paragraph" style:parent-style-name="Standard">
      <style:text-properties officeooo:paragraph-rsid="0204943c"/>
    </style:style>
    <style:style style:name="P120" style:family="paragraph" style:parent-style-name="Standard">
      <style:text-properties officeooo:paragraph-rsid="02073709"/>
    </style:style>
    <style:style style:name="P121" style:family="paragraph" style:parent-style-name="Standard">
      <style:text-properties officeooo:paragraph-rsid="020b8af6"/>
    </style:style>
    <style:style style:name="P122" style:family="paragraph" style:parent-style-name="Standard">
      <style:text-properties officeooo:paragraph-rsid="020e876c"/>
    </style:style>
    <style:style style:name="P123" style:family="paragraph" style:parent-style-name="Standard">
      <style:text-properties officeooo:rsid="0210ef59" officeooo:paragraph-rsid="0210ef59"/>
    </style:style>
    <style:style style:name="P124" style:family="paragraph" style:parent-style-name="Standard">
      <style:text-properties officeooo:paragraph-rsid="021386eb"/>
    </style:style>
    <style:style style:name="P125" style:family="paragraph" style:parent-style-name="Standard">
      <style:text-properties officeooo:paragraph-rsid="02159d0c"/>
    </style:style>
    <style:style style:name="P126" style:family="paragraph" style:parent-style-name="Standard">
      <style:text-properties officeooo:paragraph-rsid="0216ddce"/>
    </style:style>
    <style:style style:name="P127" style:family="paragraph" style:parent-style-name="Thought">
      <style:text-properties officeooo:paragraph-rsid="01c51ed5"/>
    </style:style>
    <style:style style:name="P128" style:family="paragraph" style:parent-style-name="Thought" style:list-style-name="L1">
      <style:text-properties officeooo:paragraph-rsid="01c5306c"/>
    </style:style>
    <style:style style:name="P129" style:family="paragraph" style:parent-style-name="Thought" style:list-style-name="L1">
      <style:text-properties officeooo:rsid="01c5306c" officeooo:paragraph-rsid="01c5306c"/>
    </style:style>
    <style:style style:name="P130" style:family="paragraph" style:parent-style-name="Thought">
      <style:text-properties officeooo:paragraph-rsid="01cb1f2c"/>
    </style:style>
    <style:style style:name="P131" style:family="paragraph" style:parent-style-name="Thought">
      <style:text-properties officeooo:paragraph-rsid="01cc35df"/>
    </style:style>
    <style:style style:name="P132" style:family="paragraph" style:parent-style-name="Thought">
      <style:text-properties officeooo:paragraph-rsid="01d7838e"/>
    </style:style>
    <style:style style:name="P133" style:family="paragraph" style:parent-style-name="Thought">
      <style:text-properties officeooo:paragraph-rsid="01da05f2"/>
    </style:style>
    <style:style style:name="P134" style:family="paragraph" style:parent-style-name="Thought">
      <style:text-properties officeooo:rsid="01dc327d" officeooo:paragraph-rsid="01dc327d"/>
    </style:style>
    <style:style style:name="P135" style:family="paragraph" style:parent-style-name="Thought">
      <style:text-properties officeooo:rsid="01e2e040" officeooo:paragraph-rsid="01e2e040"/>
    </style:style>
    <style:style style:name="P136" style:family="paragraph" style:parent-style-name="Thought">
      <style:text-properties officeooo:rsid="01ef1cf9" officeooo:paragraph-rsid="01ef1cf9"/>
    </style:style>
    <style:style style:name="P137" style:family="paragraph" style:parent-style-name="Thought">
      <style:text-properties officeooo:paragraph-rsid="01f382e4"/>
    </style:style>
    <style:style style:name="P138" style:family="paragraph" style:parent-style-name="Thought">
      <style:text-properties officeooo:paragraph-rsid="01f87a86"/>
    </style:style>
    <style:style style:name="P139" style:family="paragraph" style:parent-style-name="Thought">
      <style:text-properties officeooo:paragraph-rsid="01fc9bac"/>
    </style:style>
    <style:style style:name="P140" style:family="paragraph" style:parent-style-name="Thought">
      <style:text-properties officeooo:paragraph-rsid="020e876c"/>
    </style:style>
    <style:style style:name="P141" style:family="paragraph" style:parent-style-name="Timekeeping">
      <style:text-properties officeooo:rsid="0152835a" officeooo:paragraph-rsid="01dae822"/>
    </style:style>
    <style:style style:name="P142" style:family="paragraph" style:parent-style-name="Timekeeping">
      <style:text-properties officeooo:rsid="0152835a" officeooo:paragraph-rsid="01e665ed"/>
    </style:style>
    <style:style style:name="P143" style:family="paragraph" style:parent-style-name="Timekeeping">
      <style:text-properties officeooo:rsid="0152835a" officeooo:paragraph-rsid="01f4798d"/>
    </style:style>
    <style:style style:name="P144" style:family="paragraph" style:parent-style-name="Timekeeping">
      <style:text-properties officeooo:paragraph-rsid="01e665ed"/>
    </style:style>
    <style:style style:name="P145" style:family="paragraph" style:parent-style-name="Timekeeping">
      <style:text-properties officeooo:rsid="01dae822" officeooo:paragraph-rsid="01eac19e"/>
    </style:style>
    <style:style style:name="T1" style:family="text">
      <style:text-properties officeooo:rsid="0004ccd6"/>
    </style:style>
    <style:style style:name="T2" style:family="text">
      <style:text-properties fo:language="en" fo:country="AU"/>
    </style:style>
    <style:style style:name="T3" style:family="text">
      <style:text-properties fo:language="en" fo:country="AU" officeooo:rsid="00a95bc5"/>
    </style:style>
    <style:style style:name="T4" style:family="text">
      <style:text-properties fo:language="en" fo:country="AU" officeooo:rsid="0004ccd6"/>
    </style:style>
    <style:style style:name="T5" style:family="text">
      <style:text-properties officeooo:rsid="0024bb84"/>
    </style:style>
    <style:style style:name="T6" style:family="text">
      <style:text-properties officeooo:rsid="00305524"/>
    </style:style>
    <style:style style:name="T7" style:family="text">
      <style:text-properties officeooo:rsid="008b078a"/>
    </style:style>
    <style:style style:name="T8" style:family="text">
      <style:text-properties officeooo:rsid="00913929"/>
    </style:style>
    <style:style style:name="T9" style:family="text">
      <style:text-properties officeooo:rsid="00a95bc5"/>
    </style:style>
    <style:style style:name="T10" style:family="text">
      <style:text-properties style:font-name="Liberation Sans" fo:font-size="28pt" fo:language="en" fo:country="AU" fo:font-weight="bold" officeooo:rsid="00a95bc5" style:font-name-asian="Noto Sans CJK SC" style:font-size-asian="28pt" style:font-weight-asian="bold" style:font-name-complex="Lohit Devanagari" style:font-size-complex="28pt" style:font-weight-complex="bold"/>
    </style:style>
    <style:style style:name="T11" style:family="text">
      <style:text-properties style:font-name="Liberation Sans" fo:font-size="18.2000007629395pt" fo:font-weight="bold" officeooo:rsid="00c13144"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6.1000003814697pt" fo:font-weight="bold" officeooo:rsid="00f800ee" style:font-name-asian="Noto Sans CJK SC" style:font-size-asian="16.1000003814697pt" style:font-weight-asian="bold" style:font-name-complex="Lohit Devanagari" style:font-size-complex="16.1000003814697pt" style:font-weight-complex="bold"/>
    </style:style>
    <style:style style:name="T13" style:family="text">
      <style:text-properties officeooo:rsid="00a95bc5" fo:background-color="transparent" loext:char-shading-value="0"/>
    </style:style>
    <style:style style:name="T14" style:family="text">
      <style:text-properties officeooo:rsid="00ae8483" fo:background-color="transparent" loext:char-shading-value="0"/>
    </style:style>
    <style:style style:name="T15" style:family="text">
      <style:text-properties officeooo:rsid="00b71922" fo:background-color="transparent" loext:char-shading-value="0"/>
    </style:style>
    <style:style style:name="T16" style:family="text">
      <style:text-properties officeooo:rsid="0024bb84" fo:background-color="transparent" loext:char-shading-value="0"/>
    </style:style>
    <style:style style:name="T17" style:family="text">
      <style:text-properties officeooo:rsid="00305524" fo:background-color="transparent" loext:char-shading-value="0"/>
    </style:style>
    <style:style style:name="T18" style:family="text">
      <style:text-properties officeooo:rsid="00913929" fo:background-color="transparent" loext:char-shading-value="0"/>
    </style:style>
    <style:style style:name="T19" style:family="text">
      <style:text-properties officeooo:rsid="00c32f96" fo:background-color="transparent" loext:char-shading-value="0"/>
    </style:style>
    <style:style style:name="T20" style:family="text">
      <style:text-properties officeooo:rsid="00c4c7c7" fo:background-color="transparent" loext:char-shading-value="0"/>
    </style:style>
    <style:style style:name="T21" style:family="text">
      <style:text-properties officeooo:rsid="00c88a9c" fo:background-color="transparent" loext:char-shading-value="0"/>
    </style:style>
    <style:style style:name="T22" style:family="text">
      <style:text-properties officeooo:rsid="00dafb0c" fo:background-color="transparent" loext:char-shading-value="0"/>
    </style:style>
    <style:style style:name="T23" style:family="text">
      <style:text-properties officeooo:rsid="00df4e8f" fo:background-color="transparent" loext:char-shading-value="0"/>
    </style:style>
    <style:style style:name="T24" style:family="text">
      <style:text-properties officeooo:rsid="00e1af3c" fo:background-color="transparent" loext:char-shading-value="0"/>
    </style:style>
    <style:style style:name="T25" style:family="text">
      <style:text-properties officeooo:rsid="00e22fdb" fo:background-color="transparent" loext:char-shading-value="0"/>
    </style:style>
    <style:style style:name="T26" style:family="text">
      <style:text-properties officeooo:rsid="00e80d2d" fo:background-color="transparent" loext:char-shading-value="0"/>
    </style:style>
    <style:style style:name="T27" style:family="text">
      <style:text-properties officeooo:rsid="00e81ecd" fo:background-color="transparent" loext:char-shading-value="0"/>
    </style:style>
    <style:style style:name="T28" style:family="text">
      <style:text-properties officeooo:rsid="00e953af" fo:background-color="transparent" loext:char-shading-value="0"/>
    </style:style>
    <style:style style:name="T29" style:family="text">
      <style:text-properties officeooo:rsid="00f81696" fo:background-color="transparent" loext:char-shading-value="0"/>
    </style:style>
    <style:style style:name="T30" style:family="text">
      <style:text-properties officeooo:rsid="00fde8ea" fo:background-color="transparent" loext:char-shading-value="0"/>
    </style:style>
    <style:style style:name="T31" style:family="text">
      <style:text-properties officeooo:rsid="010ac23c" fo:background-color="transparent" loext:char-shading-value="0"/>
    </style:style>
    <style:style style:name="T32" style:family="text">
      <style:text-properties officeooo:rsid="011231fe" fo:background-color="transparent" loext:char-shading-value="0"/>
    </style:style>
    <style:style style:name="T33" style:family="text">
      <style:text-properties officeooo:rsid="0114200a" fo:background-color="transparent" loext:char-shading-value="0"/>
    </style:style>
    <style:style style:name="T34" style:family="text">
      <style:text-properties officeooo:rsid="012ea6cd" fo:background-color="transparent" loext:char-shading-value="0"/>
    </style:style>
    <style:style style:name="T35" style:family="text">
      <style:text-properties officeooo:rsid="0130f696" fo:background-color="transparent" loext:char-shading-value="0"/>
    </style:style>
    <style:style style:name="T36" style:family="text">
      <style:text-properties officeooo:rsid="013da900" fo:background-color="transparent" loext:char-shading-value="0"/>
    </style:style>
    <style:style style:name="T37" style:family="text">
      <style:text-properties officeooo:rsid="0145d24c" fo:background-color="transparent" loext:char-shading-value="0"/>
    </style:style>
    <style:style style:name="T38" style:family="text">
      <style:text-properties officeooo:rsid="014e0329" fo:background-color="transparent" loext:char-shading-value="0"/>
    </style:style>
    <style:style style:name="T39" style:family="text">
      <style:text-properties officeooo:rsid="0159e50d" fo:background-color="transparent" loext:char-shading-value="0"/>
    </style:style>
    <style:style style:name="T40" style:family="text">
      <style:text-properties officeooo:rsid="015b3fc5" fo:background-color="transparent" loext:char-shading-value="0"/>
    </style:style>
    <style:style style:name="T41" style:family="text">
      <style:text-properties officeooo:rsid="01640284" fo:background-color="transparent" loext:char-shading-value="0"/>
    </style:style>
    <style:style style:name="T42" style:family="text">
      <style:text-properties officeooo:rsid="0165c43d" fo:background-color="transparent" loext:char-shading-value="0"/>
    </style:style>
    <style:style style:name="T43" style:family="text">
      <style:text-properties officeooo:rsid="016ff567" fo:background-color="transparent" loext:char-shading-value="0"/>
    </style:style>
    <style:style style:name="T44" style:family="text">
      <style:text-properties officeooo:rsid="01742c95" fo:background-color="transparent" loext:char-shading-value="0"/>
    </style:style>
    <style:style style:name="T45" style:family="text">
      <style:text-properties officeooo:rsid="019044f6" fo:background-color="transparent" loext:char-shading-value="0"/>
    </style:style>
    <style:style style:name="T46" style:family="text">
      <style:text-properties officeooo:rsid="0191ec5a" fo:background-color="transparent" loext:char-shading-value="0"/>
    </style:style>
    <style:style style:name="T47" style:family="text">
      <style:text-properties officeooo:rsid="01a3e096" fo:background-color="transparent" loext:char-shading-value="0"/>
    </style:style>
    <style:style style:name="T48" style:family="text">
      <style:text-properties officeooo:rsid="01ac09ab" fo:background-color="transparent" loext:char-shading-value="0"/>
    </style:style>
    <style:style style:name="T49" style:family="text">
      <style:text-properties officeooo:rsid="01c3b7e8" fo:background-color="transparent" loext:char-shading-value="0"/>
    </style:style>
    <style:style style:name="T50" style:family="text">
      <style:text-properties officeooo:rsid="01c5306c" fo:background-color="transparent" loext:char-shading-value="0"/>
    </style:style>
    <style:style style:name="T51" style:family="text">
      <style:text-properties officeooo:rsid="01c7c90a" fo:background-color="transparent" loext:char-shading-value="0"/>
    </style:style>
    <style:style style:name="T52" style:family="text">
      <style:text-properties officeooo:rsid="01c87f22" fo:background-color="transparent" loext:char-shading-value="0"/>
    </style:style>
    <style:style style:name="T53" style:family="text">
      <style:text-properties officeooo:rsid="01c89347" fo:background-color="transparent" loext:char-shading-value="0"/>
    </style:style>
    <style:style style:name="T54" style:family="text">
      <style:text-properties officeooo:rsid="01ca40ca" fo:background-color="transparent" loext:char-shading-value="0"/>
    </style:style>
    <style:style style:name="T55" style:family="text">
      <style:text-properties officeooo:rsid="01cc35df" fo:background-color="transparent" loext:char-shading-value="0"/>
    </style:style>
    <style:style style:name="T56" style:family="text">
      <style:text-properties officeooo:rsid="01d116e7" fo:background-color="transparent" loext:char-shading-value="0"/>
    </style:style>
    <style:style style:name="T57" style:family="text">
      <style:text-properties officeooo:rsid="01d1c272" fo:background-color="transparent" loext:char-shading-value="0"/>
    </style:style>
    <style:style style:name="T58" style:family="text">
      <style:text-properties officeooo:rsid="01d7838e" fo:background-color="transparent" loext:char-shading-value="0"/>
    </style:style>
    <style:style style:name="T59" style:family="text">
      <style:text-properties officeooo:rsid="01d94b7a" fo:background-color="transparent" loext:char-shading-value="0"/>
    </style:style>
    <style:style style:name="T60" style:family="text">
      <style:text-properties officeooo:rsid="01e665ed" fo:background-color="transparent" loext:char-shading-value="0"/>
    </style:style>
    <style:style style:name="T61" style:family="text">
      <style:text-properties officeooo:rsid="01e74704" fo:background-color="transparent" loext:char-shading-value="0"/>
    </style:style>
    <style:style style:name="T62" style:family="text">
      <style:text-properties officeooo:rsid="01eac19e" fo:background-color="transparent" loext:char-shading-value="0"/>
    </style:style>
    <style:style style:name="T63" style:family="text">
      <style:text-properties officeooo:rsid="01f87a86" fo:background-color="transparent" loext:char-shading-value="0"/>
    </style:style>
    <style:style style:name="T64" style:family="text">
      <style:text-properties officeooo:rsid="02009d18" fo:background-color="transparent" loext:char-shading-value="0"/>
    </style:style>
    <style:style style:name="T65" style:family="text">
      <style:text-properties officeooo:rsid="00aaee32"/>
    </style:style>
    <style:style style:name="T66" style:family="text">
      <style:text-properties officeooo:rsid="00af86a3"/>
    </style:style>
    <style:style style:name="T67" style:family="text">
      <style:text-properties officeooo:rsid="00b71922"/>
    </style:style>
    <style:style style:name="T68" style:family="text">
      <style:text-properties officeooo:rsid="00b942b8"/>
    </style:style>
    <style:style style:name="T69" style:family="text">
      <style:text-properties officeooo:rsid="00b99d82"/>
    </style:style>
    <style:style style:name="T70" style:family="text">
      <style:text-properties officeooo:rsid="00bc9a67"/>
    </style:style>
    <style:style style:name="T71" style:family="text">
      <style:text-properties officeooo:rsid="00c13144"/>
    </style:style>
    <style:style style:name="T72" style:family="text">
      <style:text-properties officeooo:rsid="00c4b403"/>
    </style:style>
    <style:style style:name="T73" style:family="text">
      <style:text-properties officeooo:rsid="00c68b97"/>
    </style:style>
    <style:style style:name="T74" style:family="text">
      <style:text-properties officeooo:rsid="00c83a06"/>
    </style:style>
    <style:style style:name="T75" style:family="text">
      <style:text-properties officeooo:rsid="00ca74c4"/>
    </style:style>
    <style:style style:name="T76" style:family="text">
      <style:text-properties officeooo:rsid="00cdda8a"/>
    </style:style>
    <style:style style:name="T77" style:family="text">
      <style:text-properties officeooo:rsid="00cf15de"/>
    </style:style>
    <style:style style:name="T78" style:family="text">
      <style:text-properties officeooo:rsid="00cfdca9"/>
    </style:style>
    <style:style style:name="T79" style:family="text">
      <style:text-properties officeooo:rsid="00d1465f"/>
    </style:style>
    <style:style style:name="T80" style:family="text">
      <style:text-properties officeooo:rsid="00d173fb"/>
    </style:style>
    <style:style style:name="T81" style:family="text">
      <style:text-properties officeooo:rsid="00d2c08f"/>
    </style:style>
    <style:style style:name="T82" style:family="text">
      <style:text-properties officeooo:rsid="00d63986"/>
    </style:style>
    <style:style style:name="T83" style:family="text">
      <style:text-properties officeooo:rsid="00d66cdd"/>
    </style:style>
    <style:style style:name="T84" style:family="text">
      <style:text-properties officeooo:rsid="00dab222"/>
    </style:style>
    <style:style style:name="T85" style:family="text">
      <style:text-properties officeooo:rsid="00de8630"/>
    </style:style>
    <style:style style:name="T86" style:family="text">
      <style:text-properties officeooo:rsid="00e1af3c"/>
    </style:style>
    <style:style style:name="T87" style:family="text">
      <style:text-properties officeooo:rsid="00e22fdb"/>
    </style:style>
    <style:style style:name="T88" style:family="text">
      <style:text-properties officeooo:rsid="00e80d2d"/>
    </style:style>
    <style:style style:name="T89" style:family="text">
      <style:text-properties officeooo:rsid="00f1993a"/>
    </style:style>
    <style:style style:name="T90" style:family="text">
      <style:text-properties officeooo:rsid="00f3b35a"/>
    </style:style>
    <style:style style:name="T91" style:family="text">
      <style:text-properties officeooo:rsid="00f4f326"/>
    </style:style>
    <style:style style:name="T92" style:family="text">
      <style:text-properties officeooo:rsid="00f800ee"/>
    </style:style>
    <style:style style:name="T93" style:family="text">
      <style:text-properties officeooo:rsid="00f81696"/>
    </style:style>
    <style:style style:name="T94" style:family="text">
      <style:text-properties officeooo:rsid="010ac23c"/>
    </style:style>
    <style:style style:name="T95" style:family="text">
      <style:text-properties officeooo:rsid="010d5369"/>
    </style:style>
    <style:style style:name="T96" style:family="text">
      <style:text-properties officeooo:rsid="0110d0dd"/>
    </style:style>
    <style:style style:name="T97" style:family="text">
      <style:text-properties officeooo:rsid="0115a084"/>
    </style:style>
    <style:style style:name="T98" style:family="text">
      <style:text-properties officeooo:rsid="012400ee"/>
    </style:style>
    <style:style style:name="T99" style:family="text">
      <style:text-properties officeooo:rsid="012679b8"/>
    </style:style>
    <style:style style:name="T100" style:family="text">
      <style:text-properties officeooo:rsid="0127d1db"/>
    </style:style>
    <style:style style:name="T101" style:family="text">
      <style:text-properties officeooo:rsid="0129453a"/>
    </style:style>
    <style:style style:name="T102" style:family="text">
      <style:text-properties officeooo:rsid="012fcc7a"/>
    </style:style>
    <style:style style:name="T103" style:family="text">
      <style:text-properties officeooo:rsid="0131b58b"/>
    </style:style>
    <style:style style:name="T104" style:family="text">
      <style:text-properties officeooo:rsid="01383194"/>
    </style:style>
    <style:style style:name="T105" style:family="text">
      <style:text-properties officeooo:rsid="0138c778"/>
    </style:style>
    <style:style style:name="T106" style:family="text">
      <style:text-properties officeooo:rsid="013c30ae"/>
    </style:style>
    <style:style style:name="T107" style:family="text">
      <style:text-properties officeooo:rsid="013dcdbf"/>
    </style:style>
    <style:style style:name="T108" style:family="text">
      <style:text-properties officeooo:rsid="0143f0f7"/>
    </style:style>
    <style:style style:name="T109" style:family="text">
      <style:text-properties officeooo:rsid="0144467f"/>
    </style:style>
    <style:style style:name="T110" style:family="text">
      <style:text-properties officeooo:rsid="0145d24c"/>
    </style:style>
    <style:style style:name="T111" style:family="text">
      <style:text-properties officeooo:rsid="01476af7"/>
    </style:style>
    <style:style style:name="T112" style:family="text">
      <style:text-properties officeooo:rsid="0148c89b"/>
    </style:style>
    <style:style style:name="T113" style:family="text">
      <style:text-properties officeooo:rsid="014cf8ed"/>
    </style:style>
    <style:style style:name="T114" style:family="text">
      <style:text-properties officeooo:rsid="015262b6"/>
    </style:style>
    <style:style style:name="T115" style:family="text">
      <style:text-properties officeooo:rsid="0155cd6b"/>
    </style:style>
    <style:style style:name="T116" style:family="text">
      <style:text-properties officeooo:rsid="015791c3"/>
    </style:style>
    <style:style style:name="T117" style:family="text">
      <style:text-properties officeooo:rsid="0158acb6"/>
    </style:style>
    <style:style style:name="T118" style:family="text">
      <style:text-properties officeooo:rsid="01627b12"/>
    </style:style>
    <style:style style:name="T119" style:family="text">
      <style:text-properties officeooo:rsid="01640284"/>
    </style:style>
    <style:style style:name="T120" style:family="text">
      <style:text-properties officeooo:rsid="0165c43d"/>
    </style:style>
    <style:style style:name="T121" style:family="text">
      <style:text-properties officeooo:rsid="0166f188"/>
    </style:style>
    <style:style style:name="T122" style:family="text">
      <style:text-properties officeooo:rsid="0169f31a"/>
    </style:style>
    <style:style style:name="T123" style:family="text">
      <style:text-properties officeooo:rsid="01742c95"/>
    </style:style>
    <style:style style:name="T124" style:family="text">
      <style:text-properties officeooo:rsid="017547b9"/>
    </style:style>
    <style:style style:name="T125" style:family="text">
      <style:text-properties officeooo:rsid="0177b832"/>
    </style:style>
    <style:style style:name="T126" style:family="text">
      <style:text-properties officeooo:rsid="01787b64"/>
    </style:style>
    <style:style style:name="T127" style:family="text">
      <style:text-properties officeooo:rsid="017aa501"/>
    </style:style>
    <style:style style:name="T128" style:family="text">
      <style:text-properties officeooo:rsid="017be6e7"/>
    </style:style>
    <style:style style:name="T129" style:family="text">
      <style:text-properties officeooo:rsid="01881499"/>
    </style:style>
    <style:style style:name="T130" style:family="text">
      <style:text-properties officeooo:rsid="01890405"/>
    </style:style>
    <style:style style:name="T131" style:family="text">
      <style:text-properties officeooo:rsid="018d9b0a"/>
    </style:style>
    <style:style style:name="T132" style:family="text">
      <style:text-properties officeooo:rsid="018e64e6"/>
    </style:style>
    <style:style style:name="T133" style:family="text">
      <style:text-properties officeooo:rsid="018f7044"/>
    </style:style>
    <style:style style:name="T134" style:family="text">
      <style:text-properties officeooo:rsid="0191ec5a"/>
    </style:style>
    <style:style style:name="T135" style:family="text">
      <style:text-properties officeooo:rsid="0194c1cc"/>
    </style:style>
    <style:style style:name="T136" style:family="text">
      <style:text-properties officeooo:rsid="0195954c"/>
    </style:style>
    <style:style style:name="T137" style:family="text">
      <style:text-properties officeooo:rsid="01981a9b"/>
    </style:style>
    <style:style style:name="T138" style:family="text">
      <style:text-properties officeooo:rsid="01a12213"/>
    </style:style>
    <style:style style:name="T139" style:family="text">
      <style:text-properties officeooo:rsid="01a2e46b"/>
    </style:style>
    <style:style style:name="T140" style:family="text">
      <style:text-properties officeooo:rsid="01affaed"/>
    </style:style>
    <style:style style:name="T141" style:family="text">
      <style:text-properties officeooo:rsid="01b219b1"/>
    </style:style>
    <style:style style:name="T142" style:family="text">
      <style:text-properties officeooo:rsid="01b6b10d"/>
    </style:style>
    <style:style style:name="T143" style:family="text">
      <style:text-properties officeooo:rsid="01b6b3c5"/>
    </style:style>
    <style:style style:name="T144" style:family="text">
      <style:text-properties officeooo:rsid="01b89998"/>
    </style:style>
    <style:style style:name="T145" style:family="text">
      <style:text-properties officeooo:rsid="01b99832"/>
    </style:style>
    <style:style style:name="T146" style:family="text">
      <style:text-properties officeooo:rsid="01c28d10"/>
    </style:style>
    <style:style style:name="T147" style:family="text">
      <style:text-properties officeooo:rsid="01c4acd5"/>
    </style:style>
    <style:style style:name="T148" style:family="text">
      <style:text-properties officeooo:rsid="01c6bf82"/>
    </style:style>
    <style:style style:name="T149" style:family="text">
      <style:text-properties officeooo:rsid="01c7c90a"/>
    </style:style>
    <style:style style:name="T150" style:family="text">
      <style:text-properties officeooo:rsid="01c89347"/>
    </style:style>
    <style:style style:name="T151" style:family="text">
      <style:text-properties officeooo:rsid="01cc35df"/>
    </style:style>
    <style:style style:name="T152" style:family="text">
      <style:text-properties officeooo:rsid="01cf5374"/>
    </style:style>
    <style:style style:name="T153" style:family="text">
      <style:text-properties officeooo:rsid="01d7838e"/>
    </style:style>
    <style:style style:name="T154" style:family="text">
      <style:text-properties officeooo:rsid="01da05f2"/>
    </style:style>
    <style:style style:name="T155" style:family="text">
      <style:text-properties officeooo:rsid="01dae822"/>
    </style:style>
    <style:style style:name="T156" style:family="text">
      <style:text-properties officeooo:rsid="01dd44ad"/>
    </style:style>
    <style:style style:name="T157" style:family="text">
      <style:text-properties officeooo:rsid="01df0c69"/>
    </style:style>
    <style:style style:name="T158" style:family="text">
      <style:text-properties officeooo:rsid="01e46afa"/>
    </style:style>
    <style:style style:name="T159" style:family="text">
      <style:text-properties officeooo:rsid="01e49ec4"/>
    </style:style>
    <style:style style:name="T160" style:family="text">
      <style:text-properties officeooo:rsid="01eac19e"/>
    </style:style>
    <style:style style:name="T161" style:family="text">
      <style:text-properties officeooo:rsid="01ebf079"/>
    </style:style>
    <style:style style:name="T162" style:family="text">
      <style:text-properties officeooo:rsid="01edc80e"/>
    </style:style>
    <style:style style:name="T163" style:family="text">
      <style:text-properties fo:font-weight="normal" style:font-weight-asian="normal" style:font-weight-complex="normal"/>
    </style:style>
    <style:style style:name="T164" style:family="text">
      <style:text-properties fo:font-weight="normal" officeooo:rsid="01f0cee8" style:font-weight-asian="normal" style:font-weight-complex="normal"/>
    </style:style>
    <style:style style:name="T165" style:family="text">
      <style:text-properties fo:font-weight="normal" officeooo:rsid="01f2a332" style:font-weight-asian="normal" style:font-weight-complex="normal"/>
    </style:style>
    <style:style style:name="T166" style:family="text">
      <style:text-properties fo:font-weight="normal" officeooo:rsid="01f0cee8" fo:background-color="transparent" loext:char-shading-value="0" style:font-weight-asian="normal" style:font-weight-complex="normal"/>
    </style:style>
    <style:style style:name="T167" style:family="text">
      <style:text-properties officeooo:rsid="01f382e4"/>
    </style:style>
    <style:style style:name="T168" style:family="text">
      <style:text-properties officeooo:rsid="01f4798d"/>
    </style:style>
    <style:style style:name="T169" style:family="text">
      <style:text-properties officeooo:rsid="01f87a86"/>
    </style:style>
    <style:style style:name="T170" style:family="text">
      <style:text-properties officeooo:rsid="01f919fa"/>
    </style:style>
    <style:style style:name="T171" style:family="text">
      <style:text-properties officeooo:rsid="01f97858"/>
    </style:style>
    <style:style style:name="T172" style:family="text">
      <style:text-properties officeooo:rsid="01fc9bac"/>
    </style:style>
    <style:style style:name="T173" style:family="text">
      <style:text-properties officeooo:rsid="02073709"/>
    </style:style>
    <style:style style:name="T174" style:family="text">
      <style:text-properties officeooo:rsid="02091dc3"/>
    </style:style>
    <style:style style:name="T175" style:family="text">
      <style:text-properties officeooo:rsid="020d17ae"/>
    </style:style>
    <style:style style:name="T176" style:family="text">
      <style:text-properties officeooo:rsid="021245aa"/>
    </style:style>
    <style:style style:name="T177" style:family="text">
      <style:text-properties officeooo:rsid="021585a0"/>
    </style:style>
    <style:style style:name="T178" style:family="text">
      <style:text-properties officeooo:rsid="0216ddce"/>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0">SRE</text:span><text:span text:style-name="T2"> Challenge </text:span><text:span text:style-name="T4">Journal</text:span></text:p>
      <text:p text:style-name="P1"/>
      <text:h text:style-name="P101" text:outline-level="1">Reading this journal</text:h>
      <text:p text:style-name="P69">My thought stream appear in blue bubbles.</text:p>
      <text:p text:style-name="Thought">This is an example of a thought.</text:p>
      <text:p text:style-name="P5">Decisions I make appear in green bubbles.</text:p>
      <text:p text:style-name="P5"/>
      <text:p text:style-name="Decision">This is an example of a decision.</text:p>
      <text:p text:style-name="P5">Timekeeping entries appear in yellow bubbles.</text:p>
      <text:p text:style-name="P5"/>
      <text:p text:style-name="Timekeeping"><text:span text:style-name="T5">Total machine time is </text:span><text:span text:style-name="T8">0</text:span><text:span text:style-name="T6"> hour</text:span><text:span text:style-name="T8">s</text:span><text:span text:style-name="T6">, 0</text:span><text:span text:style-name="T5"> minutes.</text:span></text:p>
      <text:h text:style-name="Heading_20_1" text:outline-level="1">Receiving the challenge</text:h>
      <text:p text:style-name="Timekeeping"><text:span text:style-name="T4">2022-1</text:span><text:span text:style-name="T3">1</text:span><text:span text:style-name="T4">-</text:span><text:span text:style-name="T3">2 </text:span><text:span text:style-name="T4">@ </text:span><text:span text:style-name="T3">9:30a</text:span><text:span text:style-name="T4">m – Looked at the challenge PDF for the first time.</text:span></text:p>
      <text:p text:style-name="Standard"/>
      <text:p text:style-name="Thought">I noticed there is some emphasis placed on high availability and auto scaling the application <text:span text:style-name="T9">but the backend mentioned it uses a in-memory database. It seems unlikely the application will behave correctly if auto scaled </text:span><text:span text:style-name="T13">if it isn’t stateless</text:span><text:span text:style-name="T9">.</text:span></text:p>
      <text:p text:style-name="P4"/>
      <text:p text:style-name="Decision">I sent an email to Sang-Woo asking about this point and seeking clarification on the scope of the exercise.</text:p>
      <text:p text:style-name="P2"/>
      <text:p text:style-name="P70">I estimate I should have time to complete the exercise before <text:span text:style-name="T13">Saturday </text:span>2022-11-0<text:span text:style-name="T9">5.</text:span></text:p>
      <text:p text:style-name="Standard"/>
      <text:p text:style-name="P71">Sang-Woo confirmed that adjusting the application code isn’t in scope. I will therefore build in auto scaling without considering application code changes <text:span text:style-name="T65">in my solution</text:span>.</text:p>
      <text:h text:style-name="P102" text:outline-level="1"><text:soft-page-break/>Initial thoughts<text:span text:style-name="T1"> </text:span><text:span text:style-name="T7">and planning</text:span></text:h>
      <text:p text:style-name="P3"/>
      <text:p text:style-name="Timekeeping">2022-11-<text:span text:style-name="T9">2</text:span> @ <text:span text:style-name="T9">1:45p</text:span>m – Starting journal and capturing my distilled thoughts from this morning.</text:p>
      <text:p text:style-name="Standard"/>
      <text:p text:style-name="Thought">I will need to get the application cloned and running on my machine in the first instance.</text:p>
      <text:p text:style-name="Standard"/>
      <text:p text:style-name="Decision">I will use my personal AWS cloud account <text:span text:style-name="T14">as a deploy target during this exercise</text:span>.</text:p>
      <text:p text:style-name="Standard"/>
      <text:p text:style-name="Decision">I will use Terraform to declare the infrastructure as code. <text:span text:style-name="T66">CDK might be a better </text:span><text:span text:style-name="T25">choice, </text:span><text:span text:style-name="T66">as we are </text:span><text:span text:style-name="T86">specifically </text:span><text:span text:style-name="T66">targeting AWS </text:span><text:span text:style-name="T86">right now, </text:span><text:span text:style-name="T87">but it means putting all our eggs in AWS and that makes me a little uncomfortable</text:span><text:span text:style-name="T66">. </text:span><text:span text:style-name="T86">While </text:span><text:span text:style-name="T24">t</text:span><text:span text:style-name="T86">he platform agnosticism of </text:span><text:span text:style-name="T66">Terraform </text:span><text:span text:style-name="T86">is a bit overstated </text:span><text:span text:style-name="T66">it will at least </text:span><text:span text:style-name="T24">mean some of our constants will be platform agnostic</text:span><text:span text:style-name="T66">.</text:span></text:p>
      <text:p text:style-name="Standard"/>
      <text:p text:style-name="Decision">I will get started by cloning the code from the ClearPoint repository and pushing it to my own repo. (I will deliberately not fork the repo as I don’t want to undermine ClearPoint’s assessment by having a direct link on GitHub).</text:p>
      <text:p text:style-name="Standard"/>
      <text:p text:style-name="Timekeeping">Total machine time is 0 hours, 15 minutes.</text:p>
      <text:h text:style-name="Heading_20_1" text:outline-level="1">Setting up a development environment</text:h>
      <text:p text:style-name="Thought">I need to get a few things in order on my development workstation because I recently formatted and I don’t have <text:span text:style-name="T75">a lot of things installed that I will need.</text:span></text:p>
      <text:h text:style-name="Heading_20_2" text:outline-level="2">Setting up version control</text:h>
      <text:p text:style-name="P79">2022-11-<text:span text:style-name="T9">2</text:span> @ <text:span text:style-name="T67">2</text:span><text:span text:style-name="T9">:</text:span><text:span text:style-name="T67">00</text:span><text:span text:style-name="T9">p</text:span>m – <text:span text:style-name="T15">Cloning repository and pushing a copy to my own personal GitHub to work against.</text:span></text:p>
      <text:p text:style-name="P6"/>
      <text:p text:style-name="Timekeeping"><text:soft-page-break/>2022-11-2 @ 2:1<text:span text:style-name="T68">0</text:span>pm – New repository is created.</text:p>
      <text:p text:style-name="Standard"/>
      <text:p text:style-name="P81"><text:span text:style-name="T16">Total machine time is </text:span><text:span text:style-name="T19">0</text:span><text:span text:style-name="T17"> hour</text:span><text:span text:style-name="T18">s</text:span><text:span text:style-name="T17">, </text:span><text:span text:style-name="T19">25</text:span><text:span text:style-name="T16"> minutes.</text:span></text:p>
      <text:h text:style-name="Heading_20_2" text:outline-level="2">Setting up docker</text:h>
      <text:p text:style-name="Timekeeping">2022-11-2 @ 2:15pm – <text:span text:style-name="T69">Installing `docker-compose` and `docker` on my workstation.</text:span></text:p>
      <text:p text:style-name="P7"/>
      <text:p text:style-name="P96">While it isn’t strictly necessary to continue, next I want to get Docker and Docker Compose running on my workstation (I haven’t installed them on this machine since its latest re-format) and ultimately get the application running locally.</text:p>
      <text:p text:style-name="P7"/>
      <text:p text:style-name="Thought">The default package managed version of docker-compose isn’t high enough to run the project (its only version 1.25.0 and I need 3.9.x). That is what I get for running a Debian based Linux distribution I guess. I will probably need to add some Docker maintained software repository to get a later version of compose.</text:p>
      <text:p text:style-name="P8"/>
      <text:p text:style-name="Thought">Found a handy guide that only needed some simple changes to match my distribution to work.</text:p>
      <text:p text:style-name="P8"/>
      <text:p text:style-name="Timekeeping">2022-11-2 @ 2:30pm – Managed to get docker installed and have a version of compose that can run the project.</text:p>
      <text:p text:style-name="P10"/>
      <text:p text:style-name="P82"><text:span text:style-name="T16">Total machine time is </text:span><text:span text:style-name="T19">0</text:span><text:span text:style-name="T17"> hour</text:span><text:span text:style-name="T18">s</text:span><text:span text:style-name="T17">, </text:span><text:span text:style-name="T20">4</text:span><text:span text:style-name="T19">5</text:span><text:span text:style-name="T16"> minutes.</text:span></text:p>
      <text:h text:style-name="P103" text:outline-level="2"><text:span text:style-name="T72">R</text:span>unning things locally</text:h>
      <text:p text:style-name="Decision">I will now try start the app up locally.</text:p>
      <text:p text:style-name="P9"/>
      <text:p text:style-name="Thought"><text:soft-page-break/>The build time for the images is a few minutes. I will want to keep that in mind if I end up doing the stretch objective of building the code integration and deployment pipelines.</text:p>
      <text:p text:style-name="P11"/>
      <text:p text:style-name="Thought">I enjoy the humour in the app. “Oh snap! You got an error!” made me laugh.</text:p>
      <text:p text:style-name="P11"/>
      <text:p text:style-name="Timekeeping">2022-11-2 @ 2:45 Compose-based local environment is now running and I can access the app locally. <text:span text:style-name="T70">I think I am all set to get started proper.</text:span></text:p>
      <text:p text:style-name="P12"/>
      <text:p text:style-name="Timekeeping"><text:span text:style-name="T5">Total machine time is </text:span>1<text:span text:style-name="T6"> hour</text:span><text:span text:style-name="T8">s</text:span><text:span text:style-name="T6">, 0</text:span><text:span text:style-name="T5"> minutes.</text:span></text:p>
      <text:h text:style-name="Heading_20_2" text:outline-level="2">Setting up <text:span text:style-name="T11">Terraform</text:span></text:h>
      <text:p text:style-name="Decision"><text:span text:style-name="T74">Now I will </text:span>set up Terraform and connect to my AWS account from my workstation.</text:p>
      <text:p text:style-name="Standard"/>
      <text:p text:style-name="P80"><text:span text:style-name="T70">2022-11-</text:span><text:span text:style-name="T9">2</text:span><text:span text:style-name="T70"> @ </text:span><text:span text:style-name="T71">4</text:span><text:span text:style-name="T9">:</text:span><text:span text:style-name="T71">3</text:span><text:span text:style-name="T67">0</text:span><text:span text:style-name="T9">p</text:span><text:span text:style-name="T70">m – </text:span><text:span text:style-name="T73">Setting up Terraform.</text:span></text:p>
      <text:p text:style-name="Standard"/>
      <text:p text:style-name="Thought"><text:span text:style-name="T21">Like with Docker</text:span>, if I want a modern version of Terraform I am going to need to set up a Hashicorp managed package repository and install it from there.</text:p>
      <text:p text:style-name="P13"/>
      <text:p text:style-name="Decision">The Terraform website actually provides commands to add the Hashicorp managed package repository to Debian, so I can just follow their commands here https://www.terraform.io/downloads</text:p>
      <text:p text:style-name="P13"/>
      <text:p text:style-name="Thought"><text:span text:style-name="T76">Turns out it wasn’t quite that simple. I needed to swap out the `</text:span>$(lsb_release -cs)<text:span text:style-name="T76">` that incorrectly populated because I am not running a standard Debian or Ubuntu install.</text:span></text:p>
      <text:p text:style-name="P13"/>
      <text:p text:style-name="Timekeeping">2022-11-2 @ 4:45pm – I have Terraform 1.3.3 installed and working now.</text:p>
      <text:p text:style-name="P14"><text:soft-page-break/></text:p>
      <text:p text:style-name="P83"><text:span text:style-name="T5">Total machine time is </text:span>1<text:span text:style-name="T6"> hour</text:span><text:span text:style-name="T8">s</text:span><text:span text:style-name="T6">, </text:span><text:span text:style-name="T77">15</text:span><text:span text:style-name="T5"> minutes.</text:span></text:p>
      <text:h text:style-name="Heading_20_1" text:outline-level="1">Making a change to AWS <text:span text:style-name="T90">via Terraform</text:span></text:h>
      <text:p text:style-name="Timekeeping"><text:span text:style-name="T77">2022-11-2 </text:span><text:span text:style-name="T78">@ </text:span><text:span text:style-name="T79">4</text:span><text:span text:style-name="T78">:</text:span><text:span text:style-name="T79">45</text:span><text:span text:style-name="T78">pm – I </text:span><text:span text:style-name="T79">am thinking about how to proceed.</text:span></text:p>
      <text:p text:style-name="Standard"/>
      <text:p text:style-name="Thought">I want to set up connectivity to AWS to show it works. I know I will need to generate an access key before Terraform will be able to apply to the account. If I start defining some simple resources then I can use the terraform cli to test if I have things configured right.</text:p>
      <text:p text:style-name="Standard"/>
      <text:p text:style-name="Decision">I will start by defining the ECS cluster that I am sure will be part of my solution in Terraform.</text:p>
      <text:p text:style-name="Standard"/>
      <text:p text:style-name="Decision">I will add Terraform code into an `infrastructure` directory in the existing version controlled repository.</text:p>
      <text:p text:style-name="Standard"/>
      <text:p text:style-name="Thought">I am not likely to be doing anything very original <text:span text:style-name="T80">at this stage </text:span>so I expect to take most of my code from examples online, <text:span text:style-name="T81">at least early on</text:span>.</text:p>
      <text:p text:style-name="P15"/>
      <text:p text:style-name="P97">I figure my solution is going to essentially follow the pattern in this <text:span text:style-name="T78">H</text:span>ashicorp example using ecs and an application load balanacer, so I will poach my starting code from <text:span text:style-name="T82">there.</text:span></text:p>
      <text:p text:style-name="P97">https://github.com/hashicorp/terraform-provider-aws/tree/main/examples/ecs-alb</text:p>
      <text:h text:style-name="Heading_20_2" text:outline-level="2">Getting Terraform to create an ECS cluster</text:h>
      <text:p text:style-name="Timekeeping"><text:span text:style-name="T77">2022-11-2 </text:span><text:span text:style-name="T78">@ 5:0</text:span><text:span text:style-name="T83">5</text:span><text:span text:style-name="T78">pm – </text:span><text:span text:style-name="T83">I am copying over enough code from the ECS example from Hashicorp to create an ECS cluster.</text:span></text:p>
      <text:p text:style-name="P16"/>
      <text:p text:style-name="Decision"><text:soft-page-break/>I have copied over the main.tf from the ECS example and now I am stripping out everything except the cluster resource.</text:p>
      <text:p text:style-name="P17"/>
      <text:p text:style-name="Thought"><text:span text:style-name="T85">A `terraform validate` shows t</text:span>he AWS region variable isn’t specified because I haven’t copied that over.</text:p>
      <text:p text:style-name="Standard"/>
      <text:p text:style-name="Decision">I will grab <text:span text:style-name="T22">variables</text:span><text:span text:style-name="T84">.tf </text:span>from the example code too.</text:p>
      <text:p text:style-name="P18"/>
      <text:p text:style-name="Thought">The default region is `us-west-2`. That isn’t ideal for us.</text:p>
      <text:p text:style-name="P19"/>
      <text:p text:style-name="Decision">I will change the default region to `ap-southeast-2` (Sydney) because that makes for sense over here.</text:p>
      <text:p text:style-name="Standard"/>
      <text:p text:style-name="P72"><text:span text:style-name="T85">A `terraform validate` </text:span><text:span text:style-name="T23">passes now so `terraform apply` should help us tease out the AWS account key, profile etc. we need next.</text:span></text:p>
      <text:p text:style-name="Standard"/>
      <text:p text:style-name="Thought">As expected, we get an error from `terraform apply` saying we need to configure a credential source. I need to set this up now.</text:p>
      <text:p text:style-name="P19"/>
      <text:p text:style-name="P100"><text:span text:style-name="T56">DONE</text:span><text:span text:style-name="T109">: </text:span>I will create a new AWS account for this exercise and generate an API key for programmatic access. <text:span text:style-name="T88">I will use the root </text:span><text:span text:style-name="T57">user</text:span><text:span text:style-name="T88"> </text:span><text:span text:style-name="T26">for this, but we really should create a </text:span><text:span text:style-name="T28">role for </text:span><text:span text:style-name="T26">infrastructure </text:span><text:span text:style-name="T27">management </text:span><text:span text:style-name="T26">at a later point.</text:span></text:p>
      <text:p text:style-name="P20"/>
      <text:p text:style-name="Decision">I have created an AWS profile called `SREAssessment.Infrustructure` that I will now configure in Terraform.</text:p>
      <text:p text:style-name="P21"/>
      <text:p text:style-name="Decision">I have create a Terraform variable for the AWS profile to use. This feels like the best compromise to keep secrets out of version control, specify sensible defaults and allow other developers to override the profile.</text:p>
      <text:p text:style-name="P22"><text:soft-page-break/></text:p>
      <text:p text:style-name="Thought">I accidentally forgot to change the default region from the Hashicorp example <text:span text:style-name="T89">(even thought I said I would)</text:span> and I was confused for a moment why my `terraform apply` worked but I saw no cluster in the admin console. It is so easy to accidentally generate resources and not know where they are.</text:p>
      <text:p text:style-name="P23"/>
      <text:p text:style-name="Timekeeping">2022-11-2 @ 5:45pm – It works, I have successfully generated an ECS cluster.</text:p>
      <text:p text:style-name="Standard"/>
      <text:p text:style-name="P84"><text:span text:style-name="T5">Total machine time is </text:span><text:span text:style-name="T91">2</text:span><text:span text:style-name="T6"> hour</text:span><text:span text:style-name="T8">s</text:span><text:span text:style-name="T6">, </text:span><text:span text:style-name="T77">15</text:span><text:span text:style-name="T5"> minutes.</text:span></text:p>
      <text:h text:style-name="Heading_20_2" text:outline-level="2">Getting the <text:span text:style-name="T92">Hashicorp “Ghost” </text:span><text:span text:style-name="T12">example </text:span><text:span text:style-name="T92">running in AWS</text:span></text:h>
      <text:p text:style-name="Thought">The Hashicorp ECS example isn’t exactly what I am looking for (<text:span text:style-name="T37">DONE</text:span><text:span text:style-name="T110">: </text:span>I am going to modify it to run via Fargate instead of EC2 for example). But it seems like a good foundation and it lets me defer dealing with some of the other parts of the challenge till after I have a working set of containers.</text:p>
      <text:p text:style-name="P24"/>
      <text:p text:style-name="Decision">I will copy over the rest of the example Terraform from Hashicorp and get their copy of Ghost running with it.</text:p>
      <text:p text:style-name="P24"/>
      <text:p text:style-name="Timekeeping">2022-11-3 @ 9:45am – Copying the rest of the Terraform example over and getting it to run.</text:p>
      <text:p text:style-name="P24"/>
      <text:p text:style-name="Thought">I have had to copy over configuration for files I know I don’t actually need for my solution. I am not expecting to have EC2 instances as part of my solution. <text:span text:style-name="T93">I think it should be straightforward to </text:span><text:span text:style-name="T29">simplify things once I have something working.</text:span></text:p>
      <text:p text:style-name="P25"/>
      <text:p text:style-name="Thought">Ah. Hit something I should have anticipated. I need to provide <text:span text:style-name="T30">a number of configuration items for accessing the EC2 instances directly that I don’t need. It might be easier to swap to Fargate sooner rather than later.</text:span></text:p>
      <text:p text:style-name="P26"/>
      <text:p text:style-name="Decision">Change of plans. I am going to strip out the EC2 instances that I don’t need upfront.</text:p>
      <text:p text:style-name="Thought"><text:soft-page-break/>I can let `terraform validate` steer me to some degree as I remove things I don’t need, but I need to be very wary of leaving resources I don’t need defined.</text:p>
      <text:p text:style-name="P27"/>
      <text:p text:style-name="Timekeeping">2022-11-3 @ 10:15am – Trimmed things down to not use EC2 and instead use Fargate managed instances. Going to try and apply it now.</text:p>
      <text:p text:style-name="Standard"/>
      <text:p text:style-name="Thought">Encountered a problem. We need to adjust the task definition to launch on Fargate.</text:p>
      <text:p text:style-name="P28"/>
      <text:p text:style-name="Thought">Looks like the task defintion resource needed `requires_compatibilities = ["FARGATE"]`. I am not certain what that does.</text:p>
      <text:p text:style-name="P29"/>
      <text:p text:style-name="Thought">Another problem. Fargate network needs to be `awsvpc`. I need to look into this. Perhaps copying this example wasn’t such a great idea!</text:p>
      <text:p text:style-name="Standard"/>
      <text:p text:style-name="Decision">While reviewing the code, I noticed there is a security group we no longer need. I will remove it.</text:p>
      <text:p text:style-name="P30"/>
      <text:p text:style-name="Thought">I hope everything runs once I have got past the errors. I have stripped so much of the example code away to run on Fargate now. <text:span text:style-name="T94">It would be unfortunate if I </text:span><text:span text:style-name="T31">encounter some deal breaker than means I have to abandon the example code.</text:span></text:p>
      <text:p text:style-name="P31"/>
      <text:p text:style-name="Thought"><text:span text:style-name="T95">I n</text:span>eed<text:span text:style-name="T95">ed</text:span> to make some tweaks to log configuration. <text:span text:style-name="T95">We need to specify a log stream prefix when using Fargate.</text:span></text:p>
      <text:p text:style-name="P32"/>
      <text:p text:style-name="Thought">Creating the load balancer via Terraform takes about two minutes, and other resources are not created till after it. This makes the feedback loop for fixing problems longer than would be ideal.</text:p>
      <text:p text:style-name="P33"/>
      <text:p text:style-name="Decision"><text:soft-page-break/>We need to add a role for the Fargate tasks to run as now that we have moved away from EC2. I will create this role now, <text:span text:style-name="T96">I will use the AWS managed role because we have no special </text:span><text:span text:style-name="T33">permissions </text:span><text:span text:style-name="T96">for </text:span><text:span text:style-name="T32">these </text:span><text:span text:style-name="T96">task</text:span><text:span text:style-name="T97">s</text:span>.</text:p>
      <text:p text:style-name="P34"/>
      <text:p text:style-name="Decision">Another error, we need to define the instance <text:span text:style-name="T98">size </text:span>details for Fargate. These were implied by the EC2 instance previously. <text:span text:style-name="T99">I will add the cpu and memory keys.</text:span></text:p>
      <text:p text:style-name="P36"/>
      <text:p text:style-name="Decision">I just noticed there are a bunch of unused variables in the Terraform now. I will clean them out.</text:p>
      <text:p text:style-name="P37"/>
      <text:p text:style-name="Thought">Now our target group is incompatible with our tasks. I need to dig into how to resolve this. <text:span text:style-name="T101">Networking </text:span><text:span text:style-name="T100">is a less familiar area of AWS for me.</text:span></text:p>
      <text:p text:style-name="P38"/>
      <text:p text:style-name="Decision">It appears we were getting a default target group that targeted instances, not IP addresses. Because Fargate will add tasks to a target group based on their IP, we need to explicitly set the `target_type = “IP”` when using Fargate.</text:p>
      <text:p text:style-name="P37"/>
      <text:p text:style-name="Decision">A follow on to the above is that we now need to provide a subnet to the ECS service to <text:span text:style-name="T34">allocate</text:span> IP addresses from.</text:p>
      <text:p text:style-name="P37"/>
      <text:p text:style-name="Decision">It turns out we don’t need to specify an ECS service role because we are using simplified networking now. <text:span text:style-name="T102">I can remove the </text:span><text:span text:style-name="T35">explicit </text:span><text:span text:style-name="T102">service role.</text:span></text:p>
      <text:p text:style-name="P37"/>
      <text:p text:style-name="Thought">Success! A clean `terraform apply`. Time to check if it is reachable.</text:p>
      <text:p text:style-name="P39"/>
      <text:p text:style-name="Thought">Got a bit of a scare when I saw the 503 unreachable. But the task is still starting. <text:span text:style-name="T104">It seems to be taking a long time to start. </text:span><text:span text:style-name="T105">Nothing shows in the logs yet. I will be patient a bit longer.</text:span></text:p>
      <text:p text:style-name="P37"/>
      <text:p text:style-name="Decision"><text:soft-page-break/>Got an error from the task that it could not pull the image. This seems surprising, I will confirm if I can pull it myself locally.</text:p>
      <text:p text:style-name="P37"/>
      <text:p text:style-name="Thought">Things work for me locally. Comments online suggest this is a problem where I haven’t given ECS enough permissions to pull the image from the public internet. I will need to resolve this after lunch.</text:p>
      <text:p text:style-name="P37"/>
      <text:p text:style-name="Timekeeping">2022-11-3 @ 1<text:span text:style-name="T106">2</text:span>:<text:span text:style-name="T106">00a</text:span>m – <text:span text:style-name="T36">Terraform is now doing its part and things are running on</text:span> Fargate.</text:p>
      <text:p text:style-name="P35"/>
      <text:p text:style-name="P85"><text:span text:style-name="T5">Total machine time is </text:span><text:span text:style-name="T103">4</text:span><text:span text:style-name="T6"> hour</text:span><text:span text:style-name="T8">s</text:span><text:span text:style-name="T6">, </text:span><text:span text:style-name="T107">30</text:span><text:span text:style-name="T5"> minutes.</text:span></text:p>
      <text:p text:style-name="Standard"/>
      <text:p text:style-name="Timekeeping">2022-11-3 @ 1:45pm – Had some inspiration during lunch. Going to try adding public ips to the tasks.</text:p>
      <text:p text:style-name="P40"/>
      <text:p text:style-name="Thought"><text:span text:style-name="T56">DEFERRED</text:span><text:span text:style-name="T108">: </text:span>I am currently counting on my instances having direct access to the public internet, but there won’t be a long term reason for this to happen <text:span text:style-name="T111">so I should undo this later</text:span>.</text:p>
      <text:p text:style-name="P40"/>
      <text:p text:style-name="Thought">Got a bit further. Now I have a problem with Ghost specifically. It looks like it wants a database. I don’t want to spend too much time on this.</text:p>
      <text:p text:style-name="P41"/>
      <text:p text:style-name="Decision">I am going to try run it in development mode <text:span text:style-name="T112">using environment variables</text:span>.</text:p>
      <text:p text:style-name="Standard"/>
      <text:p text:style-name="P73">Finally <text:span text:style-name="T113">I</text:span> reached a point where I can start focusing on running a copy of the provided application.</text:p>
      <text:p text:style-name="P73"><text:span text:style-name="T38">N</text:span>ext steps will be defining a container registry, adding the docker images for the todo list app that we really want to host to a container registry and then adjusting the task definition to load that app instead of ghost.</text:p>
      <text:p text:style-name="Standard"><text:soft-page-break/></text:p>
      <text:p text:style-name="Timekeeping">2022-11-3 @ 2:<text:span text:style-name="T114">15</text:span>pm – Ghost is running and accessible now.</text:p>
      <text:p text:style-name="P42"/>
      <text:p text:style-name="P86"><text:span text:style-name="T5">Total machine time is </text:span><text:span text:style-name="T114">5</text:span><text:span text:style-name="T6"> hour</text:span><text:span text:style-name="T8">s</text:span><text:span text:style-name="T6">, </text:span><text:span text:style-name="T114">0 </text:span><text:span text:style-name="T5">minutes.</text:span></text:p>
      <text:p text:style-name="P42"/>
      <text:h text:style-name="Heading_20_2" text:outline-level="2">Ghost isn’t stable</text:h>
      <text:p text:style-name="Timekeeping">2022-11-3 @ 3:15pm – Came back to find that ghost had stopped and was no longer reachable.</text:p>
      <text:p text:style-name="P46"/>
      <text:p text:style-name="Thought">It appears to be due to load balancer health check failures.</text:p>
      <text:p text:style-name="P43"/>
      <text:p text:style-name="Decision">I will swap out the image for a<text:span text:style-name="T115">n </text:span>Apache image instead.</text:p>
      <text:p text:style-name="P45"/>
      <text:p text:style-name="Timekeeping">2022-11-3 @ 3:30pm – Apache is stable. <text:span text:style-name="T115">There does not appear to be anything wrong with the infrastructure.</text:span></text:p>
      <text:p text:style-name="P43"/>
      <text:p text:style-name="P87"><text:span text:style-name="T5">Total machine time is </text:span><text:span text:style-name="T114">5</text:span><text:span text:style-name="T6"> hour</text:span><text:span text:style-name="T8">s</text:span><text:span text:style-name="T6">, </text:span><text:span text:style-name="T116">15</text:span><text:span text:style-name="T114"> </text:span><text:span text:style-name="T5">minutes.</text:span></text:p>
      <text:p text:style-name="P43"/>
      <text:h text:style-name="Heading_20_1" text:outline-level="1">Getting ou<text:span text:style-name="T117">r </text:span>build artifacts to AWS</text:h>
      <text:p text:style-name="Thought">Now we have a web service hosted in AWS we need to swap it out for the app we really want to run. For that we need to get our artifacts into AWS. There are a few things we could do here, but given our artifacts for our development environment are docker images, we can use an Elastic Container Registry to hold the images. This is also a really nice boundary between the build and deploy stages and we can use the container registry to drive automation later.</text:p>
      <text:p text:style-name="P48"/>
      <text:p text:style-name="Decision"><text:s/>I will use Terraform to define an Elastic Container Registry next.</text:p>
      <text:h text:style-name="Heading_20_2" text:outline-level="2"><text:soft-page-break/>Adding ECR to our infrastructure</text:h>
      <text:p text:style-name="Timekeeping">2022-11-3 @ 4:30pm – <text:span text:style-name="T39">Adding</text:span> an ECR registry <text:span text:style-name="T40">to our</text:span> Terraform.</text:p>
      <text:p text:style-name="P47"/>
      <text:p text:style-name="Decision">I will start by adding the resource and making sure it is created. I know we will need to grant permission to the execute role before we can pull from it later.</text:p>
      <text:p text:style-name="P49"/>
      <text:p text:style-name="Thought">This part was super easy, there isn’t a lot of complexity to the container registry and I was able to follow the documentation easily.</text:p>
      <text:p text:style-name="P49"/>
      <text:p text:style-name="Timekeeping">2022-11-3 @ 4:45pm – I have an empty container registry created.</text:p>
      <text:p text:style-name="P44"/>
      <text:p text:style-name="P88"><text:span text:style-name="T5">Total machine time is </text:span><text:span text:style-name="T114">5</text:span><text:span text:style-name="T6"> hour</text:span><text:span text:style-name="T8">s</text:span><text:span text:style-name="T6">, </text:span><text:span text:style-name="T118">30</text:span><text:span text:style-name="T114"> </text:span><text:span text:style-name="T5">minutes.</text:span></text:p>
      <text:p text:style-name="Standard"/>
      <text:h text:style-name="Heading_20_2" text:outline-level="2">Pushing httpd into the container registry</text:h>
      <text:p text:style-name="Decision">Now we want to start loading our images from our container registry instead of the public internet. I am going to push a copy of the httpd image into the new registry we created next.</text:p>
      <text:p text:style-name="P50"/>
      <text:p text:style-name="P94">2022-11-3 @ 4:<text:span text:style-name="T119">45</text:span>pm – <text:span text:style-name="T41">Pushing httpd image into ECR</text:span></text:p>
      <text:p text:style-name="Standard"/>
      <text:p text:style-name="Decision">I need to install the AWS cli in order to get a temporary login to ECR.</text:p>
      <text:p text:style-name="P51"/>
      <text:p text:style-name="P74">Somehow I haven’t needed the AWS cli yet <text:span text:style-name="T120">on my workstation</text:span>. <text:span text:style-name="T42">B</text:span>ecause I manually add keys to my <text:span text:style-name="T121">AWS </text:span>credentials file <text:span text:style-name="T121">and that is what </text:span>Terraform is using.</text:p>
      <text:p text:style-name="P52"/>
      <text:p text:style-name="P75"><text:soft-page-break/><text:span text:style-name="T43">DONE</text:span>: I realise at this point we need a front and back repository. I need to rename this one once we get this working.</text:p>
      <text:p text:style-name="P52"/>
      <text:p text:style-name="Thought">Got the image pushed. This all feels uncomfortably manual. We will fix this with the integration and deployment automation if we get that far.</text:p>
      <text:p text:style-name="P52"/>
      <text:p text:style-name="Timekeeping">2022-11-3 @ 5:00pm – Image pushed. It appears in ECR now.</text:p>
      <text:p text:style-name="P52"/>
      <text:p text:style-name="P89"><text:span text:style-name="T5">Total machine time is </text:span><text:span text:style-name="T114">5</text:span><text:span text:style-name="T6"> hour</text:span><text:span text:style-name="T8">s</text:span><text:span text:style-name="T6">, </text:span><text:span text:style-name="T122">45</text:span><text:span text:style-name="T114"> </text:span><text:span text:style-name="T5">minutes.</text:span></text:p>
      <text:h text:style-name="Heading_20_2" text:outline-level="2">Pull the image from our container registry when starting tasks</text:h>
      <text:p text:style-name="Thought">Now we need to adjust our task definition file to fetch the image from our container registry. The task execution role will need to be granted permission to pull from the registry for this to work.</text:p>
      <text:p text:style-name="Standard"/>
      <text:p text:style-name="P95">2022-11-3 @ 5:00pm – Adjusting the task definition and task execution role to pull from ECR.</text:p>
      <text:p text:style-name="Standard"/>
      <text:p text:style-name="Decision">I renamed the ECR repositories to match our eventual targets for the todo app.</text:p>
      <text:p text:style-name="P53"/>
      <text:p text:style-name="P76">Curiously, I found that the connection to ECR goes over the public internet, it does not appear to be possible to pull the image privately from ECR. <text:span text:style-name="T123">This held me up from a bit while I was </text:span><text:span text:style-name="T44">experimenting removing the public IP.</text:span></text:p>
      <text:p text:style-name="Standard"/>
      <text:p text:style-name="Timekeeping">2022-11-3 @ 5:45pm – I have the `httpd` image masquerading as the clearpoint todo app frontend.</text:p>
      <text:p text:style-name="P55"/>
      <text:p text:style-name="P90"><text:span text:style-name="T5">Total machine time is </text:span><text:span text:style-name="T124">6</text:span><text:span text:style-name="T6"> hour</text:span><text:span text:style-name="T8">s</text:span><text:span text:style-name="T6">, </text:span><text:span text:style-name="T124">30</text:span><text:span text:style-name="T114"> </text:span><text:span text:style-name="T5">minutes.</text:span></text:p>
      <text:h text:style-name="Heading_20_2" text:outline-level="2"><text:soft-page-break/>Swap the httpd image for the real todo frontend</text:h>
      <text:p text:style-name="Thought"><text:span text:style-name="T125">The way should be paved for us to push the todo app frontend into the container registry </text:span><text:span text:style-name="T126">and </text:span><text:span text:style-name="T125">force a redeploy of the task </text:span><text:span text:style-name="T126">to render the frontend app. For now, we only support one container, we will change this soon.</text:span></text:p>
      <text:p text:style-name="Standard"/>
      <text:p text:style-name="P98">I will <text:span text:style-name="T127">now </text:span>replace the httpd image in ECR with the locally buil<text:span text:style-name="T128">t</text:span> frontend image from my workstation and force a re-deploy of the service.</text:p>
      <text:p text:style-name="Standard"/>
      <text:p text:style-name="Timekeeping">2022-11-3 @ 5:45<text:span text:style-name="T129">pm</text:span> – Deploying the todo app frontend.</text:p>
      <text:p text:style-name="Standard"/>
      <text:p text:style-name="Decision">I removed some leftover environment variables from ghost that I forgot about.</text:p>
      <text:p text:style-name="Standard"/>
      <text:p text:style-name="Timekeeping">2022-11-3 @ 6:00<text:span text:style-name="T129">pm</text:span> – The todo frontend is now available. Everything works as expected.</text:p>
      <text:p text:style-name="P54"/>
      <text:p text:style-name="Timekeeping">2022-11-3 @ 6:15pm – <text:span text:style-name="T130">Tidied up some old references to example and httpd.</text:span></text:p>
      <text:p text:style-name="P54"/>
      <text:p text:style-name="P91"><text:span text:style-name="T5">Total machine time is </text:span><text:span text:style-name="T129">7</text:span><text:span text:style-name="T6"> hour</text:span><text:span text:style-name="T8">s</text:span><text:span text:style-name="T6">, </text:span><text:span text:style-name="T129">0</text:span><text:span text:style-name="T114"> </text:span><text:span text:style-name="T5">minutes.</text:span></text:p>
      <text:p text:style-name="Standard"/>
      <text:p text:style-name="Thought"><text:span text:style-name="T50">DONE</text:span>: I noticed the <text:span text:style-name="T134">frontend </text:span>Dockerfile <text:span text:style-name="T46">consumes a </text:span>`.env` file, <text:span text:style-name="T46">while building the image, </text:span>to set the API URL. This might get in the way when we try to host both containers from the same domain. <text:span text:style-name="T131">I </text:span><text:span text:style-name="T132">will later</text:span><text:span text:style-name="T131"> need to clarify if environment variables I declare at </text:span><text:span text:style-name="T45">build time </text:span><text:span text:style-name="T131">will override the `.env` file. </text:span><text:span text:style-name="T133">I</text:span><text:span text:style-name="T131">f not, I need to find another way to suppress the development configuration without breaking the development environment.</text:span></text:p>
      <text:h text:style-name="Heading_20_1" text:outline-level="1">Getting the todo app to run</text:h>
      <text:p text:style-name="Thought">The next major milestone is going to be wiring the backend and frontend together on the same domain. There are a few steps left to get there. I need to push the backend artifact to its container repository, I need to create a second service for the <text:soft-page-break/>backend artifact (this will probably involve some refactoring of Terraform code to avoid duplication as well) and finally I need to have the application load balancer send API traffic to the tasks for the backend service.</text:p>
      <text:p text:style-name="Standard"/>
      <text:p text:style-name="Decision">I will define the new service first, cause that is the highest value change to make.</text:p>
      <text:p text:style-name="Standard"/>
      <text:p text:style-name="Timekeeping">2022-11-<text:span text:style-name="T135">4</text:span> @ <text:span text:style-name="T135">10:00am – </text:span><text:span text:style-name="T136">Declaring the backend service in Terraform.</text:span></text:p>
      <text:p text:style-name="Standard"/>
      <text:p text:style-name="Thought">If I do this naively, I am going to add a bunch of duplication to my Terraform. Given there is little difference between how I am running these tasks. I really want to call the same module twice to create the backend and frontend services.</text:p>
      <text:p text:style-name="P56"/>
      <text:p text:style-name="Decision">I will extract the common parts of the <text:span text:style-name="T137">current, </text:span>frontend, infrastructure to a separate module.</text:p>
      <text:p text:style-name="P56"/>
      <text:p text:style-name="Decision">I will keep the container registries defined separately. In my experience it makes sense to keep interfacing infrastructure separate. In this case our container registry would be the interface between our future build and deployment pipelines, so it makes sense to define them away from the running application infrastructure components.</text:p>
      <text:p text:style-name="P57"/>
      <text:p text:style-name="Timekeeping">2022-11-4 @ 10:45am – I have successfully extracted a common `simple-ecs-service` module and everything still creates and runs correctly.</text:p>
      <text:p text:style-name="P57"/>
      <text:p text:style-name="Decision">Now I will use this module to define the backend service and attach it to the same cluster.</text:p>
      <text:p text:style-name="Standard"/>
      <text:p text:style-name="Decision">I renamed a bunch of things in the module that were clearpoint, todo or frontend specific.</text:p>
      <text:p text:style-name="P58"/>
      <text:p text:style-name="Decision"><text:soft-page-break/><text:span text:style-name="T138">I got a name clash on my task execution role. These don’t actually need to be unique, but roles are cheap and having the flexibility for them to be different by service later is worth preserving. </text:span><text:span text:style-name="T139">I have added the application name and service name to the role </text:span><text:span text:style-name="T47">to resolve the problem</text:span><text:span text:style-name="T139">.</text:span></text:p>
      <text:p text:style-name="P59"/>
      <text:p text:style-name="Thought">AWS will not create the backend service until I wired up the target group to the load balancer. I didn’t relalise I couldn’t create an orphaned target group.</text:p>
      <text:p text:style-name="P61"/>
      <text:p text:style-name="Decision">I will have to define the path based routing to the API now so that the target group is attached to the load balancer.</text:p>
      <text:p text:style-name="P60"/>
      <text:p text:style-name="Thought">I now have two services in my cluster. But I get cross origin request errors in the browser and its clear that the frontend is trying to send to localhost still. We need to get the frontend to call the backend properly.</text:p>
      <text:p text:style-name="P77">Another problem is that I need to push the build image into the container registry. There is no backend image currently.</text:p>
      <text:p text:style-name="P62"/>
      <text:p text:style-name="Decision">I will try setting the environment variable I noticed earlier to see if that resolves <text:span text:style-name="T48">the cross origin errors</text:span>. <text:span text:style-name="T141">This gets baked in at </text:span><text:span text:style-name="T140">build time, so I will also have to push a new image and restart the services.</text:span></text:p>
      <text:p text:style-name="Decision">I will also push the backend image while I am doing this to resolve the missing image for that service.</text:p>
      <text:p text:style-name="P63"/>
      <text:p text:style-name="Thought">The backend service definitely works. That is a good sign, <text:span text:style-name="T142">it means the load balancer is properly configured.</text:span></text:p>
      <text:p text:style-name="P78">The frontend stopped throwing cross origin errors, which is <text:span text:style-name="T143">also </text:span>good news. Unfortunately I missed the `/api` from the environment variable when I replaced it, so the app didn’t work. <text:span text:style-name="T143">I need to build it again.</text:span></text:p>
      <text:p text:style-name="P64"/>
      <text:p text:style-name="Thought"><text:span text:style-name="T144">Everything works now! Yay. There are quite a few compromises to overcome </text:span><text:span text:style-name="T145">and improvements still to make though.</text:span></text:p>
      <text:p text:style-name="P64"/>
      <text:p text:style-name="Timekeeping"><text:soft-page-break/>2022-11-4 @ 11:45am – The app works in AWS now.</text:p>
      <text:p text:style-name="P65"/>
      <text:p text:style-name="P92"><text:span text:style-name="T5">Total machine time is </text:span><text:span text:style-name="T145">8</text:span><text:span text:style-name="T6"> hour</text:span><text:span text:style-name="T8">s</text:span><text:span text:style-name="T6">, </text:span><text:span text:style-name="T145">45</text:span><text:span text:style-name="T114"> </text:span><text:span text:style-name="T5">minutes.</text:span></text:p>
      <text:h text:style-name="Heading_20_1" text:outline-level="1">Documenting and describing the current behaviour</text:h>
      <text:p text:style-name="Thought">This journal has my stream of consciousness and the code in GitHub captures the work I have delivered so far but there is a pretty big gap for somebody picking things up and using it. I need to document how things are set up and how to use it before I make further improvements.</text:p>
      <text:p text:style-name="Standard"/>
      <text:p text:style-name="Decision">I will start with updating the README.md in the project to add instructions on how to create everything.</text:p>
      <text:p text:style-name="Standard"/>
      <text:p text:style-name="Timekeeping">2022-11-4 @ 1:45pm – Updating README.md with instructions on how to get things running.</text:p>
      <text:p text:style-name="Standard"/>
      <text:p text:style-name="Timekeeping">2022-11-4 @ 2:30pm – The README.md now includes instructions on how to set things up.</text:p>
      <text:p text:style-name="P66"/>
      <text:p text:style-name="Decision">Documenting the API URL behaviour prompted me to fix up the way we provide the URL during the development experience vs the build for AWS. I added a build argument to the frontend Dockerfile to populate the `REACT_APP_TODO_APP_API_ENDPOINT` environment variable.</text:p>
      <text:p text:style-name="P99"><text:span text:style-name="T146">A nice bonus is that now we don’t actually bake the domain into to the frontend for an AWS build. This means the artifact could be re-used between deployments. That would be key for any meaningful testing that </text:span><text:span text:style-name="T49">tested the interaction between services</text:span><text:span text:style-name="T146">.</text:span></text:p>
      <text:p text:style-name="P67"/>
      <text:p text:style-name="Timekeeping">2022-11-4 @ 3:45pm – The README.md now includes instructions on how to run terraform and push images to the container registries.</text:p>
      <text:p text:style-name="P68"/>
      <text:p text:style-name="P93"><text:soft-page-break/><text:span text:style-name="T5">Total machine time is </text:span><text:span text:style-name="T147">10</text:span><text:span text:style-name="T6"> hour</text:span><text:span text:style-name="T8">s</text:span><text:span text:style-name="T6">, </text:span><text:span text:style-name="T145">45</text:span><text:span text:style-name="T114"> </text:span><text:span text:style-name="T5">minutes.</text:span></text:p>
      <text:h text:style-name="Heading_20_1" text:outline-level="1">Summary of TODOs from this journal</text:h>
      <text:p text:style-name="P127">I have a number of TODOs I left in this journal. I am going to summarise them here and come up with a plan for each.</text:p>
      <text:p text:style-name="Standard"/>
      <text:p text:style-name="Timekeeping">2022-11-7 @ 10:00am – Summarising remaining TODO items I noted earlier in the journal.</text:p>
      <text:p text:style-name="Standard"/>
      <text:list xml:id="list232967037" text:style-name="L1">
        <text:list-item>
          <text:p text:style-name="P128">Stop using the root account to create resources.</text:p>
        </text:list-item>
        <text:list-item>
          <text:p text:style-name="P129">Remove public IP addresses from tasks</text:p>
        </text:list-item>
      </text:list>
      <text:p text:style-name="Decision">The tasks currently need public IP addresses in order to pull images on startup. My understanding is that it would be best to remove this and set up network address translation instead. However, I am going to leave things as is, given that isn’t the primary focus of the exercise.</text:p>
      <text:p text:style-name="P105"/>
      <text:p text:style-name="Decision">I have been creating all the infrastructure using the root user so far. I think it is important for account security and to follow the principal of least privilege here and stop doing this. I will address this now.</text:p>
      <text:p text:style-name="P105"/>
      <text:p text:style-name="Timekeeping">2022-11-7 @ 10:15am – <text:span text:style-name="T148">TODO s</text:span>ummary complete <text:span text:style-name="T148">and actions decided</text:span>.</text:p>
      <text:p text:style-name="Standard"/>
      <text:p text:style-name="P141"><text:span text:style-name="T5">Total machine time is </text:span><text:span text:style-name="T147">1</text:span><text:span text:style-name="T155">1</text:span><text:span text:style-name="T6"> hour</text:span><text:span text:style-name="T8">s</text:span><text:span text:style-name="T6">, </text:span><text:span text:style-name="T155">0 </text:span><text:span text:style-name="T5">minutes.</text:span></text:p>
      <text:h text:style-name="Heading_20_1" text:outline-level="1"><text:soft-page-break/>Replacing the root user account with an infrastructure user</text:h>
      <text:p text:style-name="Decision">It isn’t responsible to use the root user <text:span text:style-name="T149">for an AWS account</text:span> or even to issue access keys for that user. I will <text:span text:style-name="T51">now </text:span>create a user account for myself and use that to perform infrastructure operations instead.</text:p>
      <text:p text:style-name="P106"/>
      <text:p text:style-name="Thought">There is a tricky clash of principals here. All infrastructure, including IAM users, should be defined by applying infrastructure as code. However, we should never issue access keys for the root user to allow programmatic access via that account. This bootstrapping problem doesn’t have a clear answer.</text:p>
      <text:p text:style-name="P107"/>
      <text:p text:style-name="Decision">I will be creating an additional user manually, as I feel that not issuing keys for the root user is more important here. <text:span text:style-name="T150">This is </text:span><text:span text:style-name="T53">my typical behaviour for personal projects </text:span><text:span text:style-name="T54">though I accept that choice may be different in a workplace</text:span><text:span text:style-name="T53">.</text:span></text:p>
      <text:p text:style-name="Standard"/>
      <text:p text:style-name="P131"><text:span text:style-name="T151">I could create a group to manage the permissions for my user, </text:span><text:span text:style-name="T55">if this were a multi-person project this would be practically essential.</text:span></text:p>
      <text:p text:style-name="P130">It would <text:span text:style-name="T151">also </text:span>be a better <text:span text:style-name="T151">again </text:span>to create a role and grant <text:span text:style-name="T52">resource creation and teardown </text:span>permissions. <text:span text:style-name="T151">I could then assume that role via a profile to </text:span><text:span text:style-name="T55">run Terraform code and my user could have read-only permissions normally.</text:span> I am going to avoid that additional complexity for now <text:span text:style-name="T52">as it isn’t the focus of this exercise.</text:span></text:p>
      <text:p text:style-name="Standard"/>
      <text:p text:style-name="Decision">My new user will have full Administrator access permissions as my goal is simply to avoid using the root user.</text:p>
      <text:p text:style-name="Standard"/>
      <text:p text:style-name="Timekeeping">2022-11-7 @ 10:15am – Creating a new IAM user for myself.</text:p>
      <text:p text:style-name="P106"/>
      <text:p text:style-name="Decision">I have successfully created the user, now I will replace my access for the `SREAssessment.Infrustructure` profile and confirm I can destroy and recreate all the infrastructure with this other account.</text:p>
      <text:p text:style-name="P108"/>
      <text:p text:style-name="Decision"><text:soft-page-break/>That worked <text:span text:style-name="T152">great</text:span>. I will now revoke the old access key for the root user so there is no way those keys could be used again.</text:p>
      <text:p text:style-name="P109"/>
      <text:p text:style-name="Decision">I updated the README.md to discourage use of the root user for running Terraform.</text:p>
      <text:p text:style-name="P109"/>
      <text:p text:style-name="Timekeeping">2022-11-7 @ 10:45am – I have successfully migrated to an IAM user to build and destroy infrastructure.</text:p>
      <text:p text:style-name="Standard"/>
      <text:p text:style-name="P141"><text:span text:style-name="T5">Total machine time is </text:span><text:span text:style-name="T147">1</text:span><text:span text:style-name="T155">1</text:span><text:span text:style-name="T6"> hour</text:span><text:span text:style-name="T8">s</text:span><text:span text:style-name="T6">, </text:span><text:span text:style-name="T155">30</text:span><text:span text:style-name="T114"> </text:span><text:span text:style-name="T5">minutes.</text:span></text:p>
      <text:h text:style-name="Heading_20_1" text:outline-level="1">Reviewing application resiliency</text:h>
      <text:p text:style-name="Thought">One of the key points of the exercise is to include auto scaling and be highly available.</text:p>
      <text:p text:style-name="P132"><text:span text:style-name="T153">High availability </text:span><text:span text:style-name="T58">is going to have a long tail of potential improvements so its hard to know where to draw the line. However, I want to make sure </text:span><text:span text:style-name="T59">we are starting at least two tasks and </text:span><text:span text:style-name="T58">the </text:span><text:span text:style-name="T59">tasks are started in different availability zones. </text:span></text:p>
      <text:p text:style-name="P132"><text:span text:style-name="T58">I definitely haven’t enabled auto scaling for the tasks. I will enable this too.</text:span></text:p>
      <text:h text:style-name="Heading_20_2" text:outline-level="2">Ensure we are running services across multiple availability zones</text:h>
      <text:p text:style-name="Timekeeping">2022-11-7 @ 10:45am – Reviewing availability zone configuration.</text:p>
      <text:p text:style-name="P110"/>
      <text:p text:style-name="P133">We have subnets <text:span text:style-name="T154">created </text:span>across two availability zones and Fargate will automatically distribute tasks between the subnets available.</text:p>
      <text:p text:style-name="P133">However, the current configuration only creates one task at a time. If there was an outage in the availability zone one of our tasks was running in OR if one of the tasks exited unexpectedly (perhaps due to failing healthchecks) then the service would be unavailable for a time.</text:p>
      <text:p text:style-name="P111"/>
      <text:p text:style-name="Decision"><text:soft-page-break/>I will address this by configuring at least two tasks to be started in each service.</text:p>
      <text:p text:style-name="P112"/>
      <text:p text:style-name="Timekeeping">2022-11-7 @ 11:<text:span text:style-name="T156">00</text:span>am – Adjusting Terraform to require two tasks per service.</text:p>
      <text:p text:style-name="P113"/>
      <text:p text:style-name="Thought">Success. <text:span text:style-name="T61">The Elastic Container Service</text:span> has now spun up second tasks for the front and back ends and each is running against a different subnet and thus a different availability zone. The application should now be resilient to failure of a single task.</text:p>
      <text:p text:style-name="P113"/>
      <text:p text:style-name="P134">As I suspected. Adding additional backend tasks causes the application to behave unexpectedly on reload.</text:p>
      <text:p text:style-name="P134">This is because the application is stateful, the in-memory database is unique to the instance that receives the request. Until this limitation is overcome, the application cannot run correctly while being highly available.</text:p>
      <text:p text:style-name="P113"/>
      <text:p text:style-name="Timekeeping">2022-11-7 @ 11:<text:span text:style-name="T156">15</text:span>am – Application is now configured to be highly available.</text:p>
      <text:p text:style-name="P113"/>
      <text:p text:style-name="P141"><text:span text:style-name="T5">Total machine time is </text:span><text:span text:style-name="T147">1</text:span><text:span text:style-name="T156">2</text:span><text:span text:style-name="T6"> hour</text:span><text:span text:style-name="T8">s</text:span><text:span text:style-name="T6">, </text:span><text:span text:style-name="T155">0 </text:span><text:span text:style-name="T5">minutes.</text:span></text:p>
      <text:h text:style-name="P104" text:outline-level="2">Enable auto scaling of services</text:h>
      <text:p text:style-name="Thought">To ensure we can <text:span text:style-name="T157">keep up with any load thrown at the service we can enable auto scaling. The Elastic Container Service will then add additional tasks to manage spikes in load that occur.</text:span></text:p>
      <text:p text:style-name="P135">Auto scaling can lead to spikes in AWS cost too, so it will be important to make the scaling <text:span text:style-name="T158">values </text:span>configurable in Terraform, <text:span text:style-name="T159">along with some sensible defaults</text:span>.</text:p>
      <text:p text:style-name="Standard"/>
      <text:p text:style-name="P144">2022-11-7 @ 11:<text:span text:style-name="T156">15</text:span>am – <text:span text:style-name="T60">Enabling auto scaling</text:span>.</text:p>
      <text:p text:style-name="P114"/>
      <text:p text:style-name="Thought">Without profiling the applications it is hard to know what to set as auto scaling thresholds. Ideally this would be informed by load testing.</text:p>
      <text:p text:style-name="P114"><text:soft-page-break/></text:p>
      <text:p text:style-name="Decision">As load testing isn’t the focus of this exercise I will just choose an arbitrary CPU threshold of 80% load.</text:p>
      <text:p text:style-name="P114"/>
      <text:p text:style-name="P145">2022-11-7 @ <text:span text:style-name="T161">12:00</text:span>am – <text:span text:style-name="T160">A</text:span><text:span text:style-name="T60">uto scaling </text:span><text:span text:style-name="T62">on CPU load is now enabled</text:span>.</text:p>
      <text:p text:style-name="P114"/>
      <text:p text:style-name="P142"><text:span text:style-name="T5">Total machine time is </text:span><text:span text:style-name="T147">1</text:span><text:span text:style-name="T156">2</text:span><text:span text:style-name="T6"> hour</text:span><text:span text:style-name="T8">s</text:span><text:span text:style-name="T6">, </text:span><text:span text:style-name="T162">45</text:span><text:span text:style-name="T155"> </text:span><text:span text:style-name="T5">minutes.</text:span></text:p>
      <text:p text:style-name="Standard"/>
      <text:p text:style-name="Thought"><text:span text:style-name="T163">I have ticked all the </text:span><text:span text:style-name="T164">required </text:span><text:span text:style-name="T163">boxes for the exercise now. </text:span><text:span text:style-name="T164">I need to add a diagram of my </text:span><text:span text:style-name="T166">solution.</text:span></text:p>
      <text:p text:style-name="P136"><text:span text:style-name="T163">I would </text:span><text:span text:style-name="T164">also </text:span><text:span text:style-name="T163">like to add Continuous Deployment driven off the container registry </text:span><text:span text:style-name="T165">before I submit</text:span><text:span text:style-name="T163">.</text:span></text:p>
      <text:h text:style-name="Heading_20_1" text:outline-level="1">Add a diagram showing the infrastructure</text:h>
      <text:p text:style-name="P137"><text:span text:style-name="T166">I suspect I can find something built by somebody else as I am not using a very unique design.</text:span></text:p>
      <text:p text:style-name="Standard"/>
      <text:p text:style-name="Timekeeping">2022-11-7 @ 12:00<text:span text:style-name="T167">am</text:span> – Looking for an existing diagram that matches my solution.</text:p>
      <text:p text:style-name="P115"/>
      <text:p text:style-name="Decision">I could not trivially find a diagram I thought matched what I designed. I will build one myself.</text:p>
      <text:p text:style-name="P116"/>
      <text:p text:style-name="Timekeeping">2022-11-7 @ 12:30pm – I have created a diagram using an online tool.</text:p>
      <text:p text:style-name="P117"/>
      <text:p text:style-name="P143"><text:span text:style-name="T5">Total machine time is </text:span><text:span text:style-name="T147">1</text:span><text:span text:style-name="T168">3</text:span><text:span text:style-name="T6"> hour</text:span><text:span text:style-name="T8">s</text:span><text:span text:style-name="T6">, </text:span><text:span text:style-name="T168">15</text:span><text:span text:style-name="T155"> </text:span><text:span text:style-name="T5">minutes.</text:span></text:p>
      <text:h text:style-name="Heading_20_1" text:outline-level="1"><text:soft-page-break/>Adding a Continuous Deployment pipeline</text:h>
      <text:p text:style-name="Thought">I want to have a go at the stretch objective of creating a Continuous Deployment pipeline because I think it is important to build automated deployment for applications alongside the infrastructure decisions.</text:p>
      <text:p text:style-name="Standard"/>
      <text:p text:style-name="Thought">I also think Continuous Integration of code is essential too, but it doesn’t have quite the same connection to infrastructure. In fact, I don’t even think AWS has appropriate tools for CI in the first place.</text:p>
      <text:p text:style-name="P138"><text:span text:style-name="T169">For that reason I </text:span><text:span text:style-name="T63">don’t think building a CI pipeline is really as meaningful for this assessment.</text:span></text:p>
      <text:p text:style-name="Standard"/>
      <text:p text:style-name="Decision">I will build the automated deployment to run from the container registries.</text:p>
      <text:p text:style-name="Standard"/>
      <text:p text:style-name="Timekeeping">2022-11-7 @ 3:45pm – Enabling Continuous Deployment driven by <text:span text:style-name="T170">`</text:span>latest<text:span text:style-name="T170">`</text:span> tags in ECR</text:p>
      <text:p text:style-name="Standard"/>
      <text:p text:style-name="Thought"><text:span text:style-name="T170">Our task definition files are already set to pull to the `latest` tagged images from </text:span><text:span text:style-name="T171">our container registries</text:span><text:span text:style-name="T170">. </text:span><text:span text:style-name="T172">This means all </text:span><text:span text:style-name="T170">we really need to do to enable continuous deployment is to monitor the container registry for changes </text:span><text:span text:style-name="T172">and then, wh</text:span><text:span text:style-name="T170">en changes are observed, we force a deployment of fresh tasks in ECS.</text:span></text:p>
      <text:p text:style-name="P139"><text:span text:style-name="T172">Code</text:span><text:span text:style-name="T64">Pipeline </text:span><text:span text:style-name="T172">in AWS can do this for us, we just need to add and configure the resources to do it.</text:span></text:p>
      <text:p text:style-name="P119"/>
      <text:p text:style-name="Decision">I had to change the application name. I was including underscores and then using the name to derive an S3 bucket name. Bucket names cannot include underscores. Replaced them with dashes.</text:p>
      <text:p text:style-name="P119"/>
      <text:p text:style-name="Thought">Caught a snag. I need find a way to create an `imagedefintions.json` for the ECS deployment. I just want to use the latest tag, but CodePipeline wants me to be more specific than that.</text:p>
      <text:p text:style-name="P118"/>
      <text:p text:style-name="Decision"><text:soft-page-break/>This stack overflow <text:span text:style-name="T174">[https://stackoverflow.com/questions/58849736/did-not-find-the-image-definition-file-imagedefinitions-json]</text:span> has a neat CodeBuild script we can place in between ECR and ECS to convert the `imageDetail.json` that ECR provides to the `imageDefinitons.json` file that ECS requires. <text:span text:style-name="T173">I will try adding this stage.</text:span></text:p>
      <text:p text:style-name="P120"/>
      <text:p text:style-name="Thought">It looks like if I set up a full Blue/Green deployment using CodeDeploy this would all pipe together nicely. <text:span text:style-name="T173">That will probably be my fallback plan.</text:span></text:p>
      <text:p text:style-name="P120"/>
      <text:p text:style-name="Decision">Change of plans. Adding a CodeBuild stage just to return a static file seems excessive. Instead I will create an S3 bucket and upload the `imageDefinitions.json` in. We can do all this with Terraform.</text:p>
      <text:p text:style-name="P121"/>
      <text:p text:style-name="P140"><text:span text:style-name="T175">It appears w</text:span>e have to enable versioning of the S3 bucket to use it as a CodePipeline source.</text:p>
      <text:p text:style-name="P122"/>
      <text:p text:style-name="P140">Got things defined now. I need to run things to see what permissions I need to add to the pipeline role. I suspect I need ECR and ECS permissions to be added.</text:p>
      <text:p text:style-name="P123"/>
      <text:p text:style-name="Thought">As expected. I need to add ECR permissions to the pipeline role to be able to monitor <text:span text:style-name="T176">for new images</text:span>.</text:p>
      <text:p text:style-name="P123"/>
      <text:p text:style-name="Thought">Got stuck for a long time till I found some documentation saying I needed to zip the imagedefintions.json file. <text:span text:style-name="T177">Now I need to work out how to get Terraform to do that.</text:span></text:p>
      <text:p text:style-name="P124"/>
      <text:p text:style-name="Thought">Success. Next error is with permissions to interact with ECS. Feels like its getting close.</text:p>
      <text:p text:style-name="P125"/>
      <text:p text:style-name="Decision"><text:span text:style-name="T178">I ended up adding the managed policy `AmazonECS_FullAccess` which seems like more permissions than we should need, but more restrictive policy just gave me an </text:span><text:soft-page-break/><text:span text:style-name="T178">unhelpful “</text:span>The provided role does not have sufficient permissions to access ECS” <text:span text:style-name="T178">error.</text:span></text:p>
      <text:p text:style-name="P126"/>
      <text:p text:style-name="Thought">This seemed to have worked! I now have a continuous deployment pipeline. I need to confirm it properly triggers when I push a fresh image.</text:p>
      <text:p text:style-name="P126"/>
      <text:p text:style-name="Decision">I will make a change to the frontend and confirm it works.</text:p>
      <text:p text:style-name="P126"/>
      <text:p text:style-name="P1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1c5cc9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ae848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hought" style:family="paragraph" style:parent-style-name="Quotations" style:master-page-name="">
      <loext:graphic-properties draw:fill="solid" draw:fill-color="#b4c7dc"/>
      <style:paragraph-properties fo:line-height="100%" style:page-number="auto" fo:background-color="#b4c7dc" fo:padding="0.349cm" fo:border="0.06pt solid #000000">
        <style:tab-stops/>
      </style:paragraph-properties>
      <style:text-properties fo:background-color="transparent"/>
    </style:style>
    <style:style style:name="Decision" style:family="paragraph" style:parent-style-name="Thought">
      <loext:graphic-properties draw:fill="solid" draw:fill-color="#afd095"/>
      <style:paragraph-properties fo:background-color="#afd095"/>
    </style:style>
    <style:style style:name="Timekeeping" style:family="paragraph" style:parent-style-name="Thought">
      <loext:graphic-properties draw:fill="solid" draw:fill-color="#ffffa6"/>
      <style:paragraph-properties fo:background-color="#ffffa6"/>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0P0" style:volatile="true">
      <number:currency-symbol number:language="en" number:country="NZ">$</number:currency-symbol>
      <number:number number:decimal-places="0" loext:min-decimal-places="0" number:min-integer-digits="1" number:grouping="true"/>
    </number:currency-style>
    <number:currency-style style:name="N110">
      <number:text>-</number:text>
      <number:currency-symbol number:language="en" number:country="NZ">$</number:currency-symbol>
      <number:number number:decimal-places="0" loext:min-decimal-places="0" number:min-integer-digits="1" number:grouping="true"/>
      <style:map style:condition="value()&gt;=0" style:apply-style-name="N110P0"/>
    </number:currency-style>
    <number:currency-style style:name="N112P0" style:volatile="true">
      <number:currency-symbol number:language="en" number:country="NZ">$</number:currency-symbol>
      <number:number number:decimal-places="2" loext:min-decimal-places="2" number:min-integer-digits="1" number:grouping="true"/>
    </number:currency-style>
    <number:currency-style style:name="N112">
      <number:text>-</number:text>
      <number:currency-symbol number:language="en" number:country="NZ">$</number:currency-symbol>
      <number:number number:decimal-places="2" loext:min-decimal-places="2" number:min-integer-digits="1" number:grouping="true"/>
      <style:map style:condition="value()&gt;=0" style:apply-style-name="N112P0"/>
    </number:currency-style>
    <number:currency-style style:name="N113P0" style:volatile="true">
      <number:currency-symbol number:language="en" number:country="NZ">$</number:currency-symbol>
      <number:number number:decimal-places="0" loext:min-decimal-places="0" number:min-integer-digits="1" number:grouping="true"/>
    </number:currency-style>
    <number:currency-style style:name="N113">
      <style:text-properties fo:color="#ff0000"/>
      <number:text>-</number:text>
      <number:currency-symbol number:language="en" number:country="NZ">$</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NZ">$</number:currency-symbol>
      <number:number number:decimal-places="2" loext:min-decimal-places="2" number:min-integer-digits="1" number:grouping="true"/>
    </number:currency-style>
    <number:currency-style style:name="N11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14P0"/>
    </number:currency-style>
    <number:currency-style style:name="N116P0" style:volatile="true">
      <number:currency-symbol number:language="en" number:country="NZ">$</number:currency-symbol>
      <number:number number:decimal-places="2" loext:min-decimal-places="0" number:min-integer-digits="1" number:decimal-replacement="--" number:grouping="true"/>
    </number:currency-style>
    <number:currency-style style:name="N116">
      <style:text-properties fo:color="#ff0000"/>
      <number:text>-</number:text>
      <number:currency-symbol number:language="en" number:country="NZ">$</number:currency-symbol>
      <number:number number:decimal-places="2" loext:min-decimal-places="0" number:min-integer-digits="1" number:decimal-replacement="--" number:grouping="true"/>
      <style:map style:condition="value()&gt;=0" style:apply-style-name="N116P0"/>
    </number:currency-style>
    <number:number-style style:name="N118P0" style:volatile="true">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20P0" style:volatile="true">
      <number:number number:decimal-places="2" loext:min-decimal-places="2" number:min-integer-digits="1" number:grouping="true"/>
      <number:text> </number:text>
    </number:number-style>
    <number:number-style style:name="N120">
      <number:text>(</number:text>
      <number:number number:decimal-places="2" loext:min-decimal-places="2" number:min-integer-digits="1" number:grouping="true"/>
      <number:text>)</number:text>
      <style:map style:condition="value()&gt;=0" style:apply-style-name="N120P0"/>
    </number:number-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8T09:11:27.110591272</meta:creation-date>
    <meta:generator>LibreOffice/6.4.7.2$Linux_X86_64 LibreOffice_project/40$Build-2</meta:generator>
    <dc:date>2022-11-07T19:05:19.919111543</dc:date>
    <meta:editing-duration>P1DT14H13M29S</meta:editing-duration>
    <meta:editing-cycles>420</meta:editing-cycles>
    <meta:print-date>2022-10-30T17:02:39.029966853</meta:print-date>
    <meta:document-statistic meta:table-count="0" meta:image-count="0" meta:object-count="0" meta:page-count="25" meta:paragraph-count="253" meta:word-count="5337" meta:character-count="30477" meta:non-whitespace-character-count="25348"/>
  </office:meta>
</office:document-meta>
</file>